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83cm"/>
    </style:style>
    <style:style style:name="co6" style:family="table-column">
      <style:table-column-properties fo:break-before="auto" style:column-width="3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10099" number:language="en" number:country="GB">
      <number:boolean/>
    </number:boolean-style>
    <style:style style:name="ce1" style:family="table-cell" style:parent-style-name="Default" style:data-style-name="N50">
      <style:table-cell-properties fo:border-bottom="none" fo:border-left="0.99pt solid #000000" fo:border-right="none" fo:border-top="0.99pt solid #000000"/>
    </style:style>
    <style:style style:name="ce2" style:family="table-cell" style:parent-style-name="Default" style:data-style-name="N50">
      <style:table-cell-properties fo:border-bottom="none" fo:background-color="#dddddd" fo:border-left="0.99pt solid #000000" fo:border-right="none" fo:border-top="0.99pt solid #000000"/>
    </style:style>
    <style:style style:name="ce3" style:family="table-cell" style:parent-style-name="Default" style:data-style-name="N50">
      <style:table-cell-properties fo:border-bottom="none" fo:border-left="0.99pt solid #000000" fo:border-right="none" fo:border-top="none"/>
    </style:style>
    <style:style style:name="ce4" style:family="table-cell" style:parent-style-name="Default" style:data-style-name="N50">
      <style:table-cell-properties fo:border-bottom="none" fo:background-color="#dddddd" fo:border-left="0.99pt solid #000000" fo:border-right="none" fo:border-top="none"/>
    </style:style>
    <style:style style:name="ce5" style:family="table-cell" style:parent-style-name="Default" style:data-style-name="N50">
      <style:table-cell-properties fo:border-bottom="0.99pt solid #000000" fo:background-color="#dddddd" fo:border-left="0.99pt solid #000000" fo:border-right="none" fo:border-top="none"/>
    </style:style>
    <style:style style:name="ce6" style:family="table-cell" style:parent-style-name="Default" style:data-style-name="N50"/>
    <style:style style:name="ce7" style:family="table-cell" style:parent-style-name="Default" style:data-style-name="N11">
      <style:table-cell-properties fo:border-bottom="none" fo:border-left="none" fo:border-right="none" fo:border-top="0.99pt solid #000000"/>
    </style:style>
    <style:style style:name="ce8" style:family="table-cell" style:parent-style-name="Default" style:data-style-name="N11">
      <style:table-cell-properties fo:border-bottom="none" fo:background-color="#dddddd" fo:border-left="none" fo:border-right="none" fo:border-top="0.99pt solid #000000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dddddd"/>
    </style:style>
    <style:style style:name="ce11" style:family="table-cell" style:parent-style-name="Default" style:data-style-name="N11">
      <style:table-cell-properties fo:background-color="#dddddd" fo:border="none"/>
    </style:style>
    <style:style style:name="ce12" style:family="table-cell" style:parent-style-name="Default" style:data-style-name="N11">
      <style:table-cell-properties fo:border-bottom="0.99pt solid #000000" fo:background-color="#dddddd" fo:border-left="none" fo:border-right="none" fo:border-top="none"/>
    </style:style>
    <style:style style:name="ce13" style:family="table-cell" style:parent-style-name="Default" style:data-style-name="N10099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4" style:family="table-cell" style:parent-style-name="Default" style:data-style-name="N10099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cm"/>
    </style:style>
    <style:style style:name="ce15" style:family="table-cell" style:parent-style-name="Default" style:data-style-name="N1009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99">
      <style:table-cell-properties fo:background-color="#dddddd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99">
      <style:table-cell-properties fo:background-color="#dddddd"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0099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 style:data-style-name="N41">
      <style:table-cell-properties fo:border-bottom="none" fo:border-left="none" fo:border-right="none" fo:border-top="0.99pt solid #000000"/>
    </style:style>
    <style:style style:name="ce20" style:family="table-cell" style:parent-style-name="Default" style:data-style-name="N41">
      <style:table-cell-properties fo:border-bottom="none" fo:background-color="#dddddd" fo:border-left="none" fo:border-right="none" fo:border-top="0.99pt solid #000000"/>
    </style:style>
    <style:style style:name="ce21" style:family="table-cell" style:parent-style-name="Default" style:data-style-name="N41"/>
    <style:style style:name="ce22" style:family="table-cell" style:parent-style-name="Default" style:data-style-name="N41">
      <style:table-cell-properties fo:background-color="#dddddd"/>
    </style:style>
    <style:style style:name="ce23" style:family="table-cell" style:parent-style-name="Default" style:data-style-name="N41">
      <style:table-cell-properties fo:background-color="#dddddd" fo:border="none"/>
    </style:style>
    <style:style style:name="ce24" style:family="table-cell" style:parent-style-name="Default" style:data-style-name="N41">
      <style:table-cell-properties fo:border-bottom="0.99pt solid #000000" fo:background-color="#dddddd" fo:border-left="none" fo:border-right="none" fo:border-top="none"/>
    </style:style>
    <style:style style:name="ce25" style:family="table-cell" style:parent-style-name="Default" style:data-style-name="N44"/>
    <style:style style:name="ce26" style:family="table-cell" style:parent-style-name="Default" style:data-style-name="N11">
      <style:table-cell-properties fo:border="none"/>
    </style:style>
    <style:style style:name="ce27" style:family="table-cell" style:parent-style-name="Default" style:data-style-name="N11">
      <style:table-cell-properties fo:border-bottom="0.99pt solid #000000" fo:border-left="none" fo:border-right="0.74pt solid #000000" fo:border-top="0.74pt solid #000000"/>
    </style:style>
    <style:style style:name="ce28" style:family="table-cell" style:parent-style-name="Default" style:data-style-name="N11">
      <style:table-cell-properties fo:border-bottom="none" fo:background-color="#dddddd" fo:border-left="none" fo:border-right="0.74pt solid #000000" fo:border-top="none"/>
    </style:style>
    <style:style style:name="ce29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0" style:family="table-cell" style:parent-style-name="Default" style:data-style-name="N11">
      <style:table-cell-properties fo:border-bottom="0.99pt solid #000000" fo:background-color="#dddddd" fo:border-left="none" fo:border-right="0.74pt solid #000000" fo:border-top="non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0.972cm" svg:height="20.199cm" svg:x="15.703cm" svg:y="0.771cm">
            <draw:object draw:notify-on-update-of-ranges="Tabelle1.A2:Tabelle1.A60 Tabelle1.G1:Tabelle1.G1 Tabelle1.G2:Tabelle1.G60 Tabelle1.F1:Tabelle1.F1 Tabelle1.F2:Tabelle1.F60 Tabelle1.C1:Tabelle1.C1 Tabelle1.C2:Tabelle1.C60 Tabelle1.B1:Tabelle1.B1 Tabelle1.B2:Tabelle1.B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3" table:default-cell-style-name="ce15"/>
        <table:table-column table:style-name="co4" table:visibility="collapse" table:default-cell-style-name="Default"/>
        <table:table-column table:style-name="co2" table:default-cell-style-name="Default"/>
        <table:table-column table:style-name="co4" table:default-cell-style-name="ce9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ntil_datetime</text:p>
          </table:table-cell>
          <table:table-cell table:style-name="ce7" office:value-type="string" calcext:value-type="string">
            <text:p>Time progress</text:p>
          </table:table-cell>
          <table:table-cell table:style-name="ce7" office:value-type="string" calcext:value-type="string">
            <text:p>Non-ideal pr.</text:p>
          </table:table-cell>
          <table:table-cell table:style-name="ce13" office:value-type="string" calcext:value-type="string">
            <text:p>on duty?</text:p>
          </table:table-cell>
          <table:table-cell table:style-name="ce19"/>
          <table:table-cell table:style-name="ce7" office:value-type="string" calcext:value-type="string">
            <text:p>Ideal progress</text:p>
          </table:table-cell>
          <table:table-cell table:style-name="ce27" office:value-type="string" calcext:value-type="string">
            <text:p>Real progress</text:p>
          </table:table-cell>
          <table:table-cell table:number-columns-repeated="9"/>
        </table:table-row>
        <table:table-row table:style-name="ro1">
          <table:table-cell table:style-name="ce2" office:value-type="date" office:date-value="2015-07-15T08:00:00" calcext:value-type="date">
            <text:p>15.07.15 08:00</text:p>
          </table:table-cell>
          <table:table-cell table:number-columns-repeated="2" table:style-name="ce8" office:value-type="percentage" office:value="0" calcext:value-type="percentage">
            <text:p>0,00%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0" office:value-type="time" office:time-value="PT00H00M00S" calcext:value-type="time">
            <text:p>00:00:00</text:p>
          </table:table-cell>
          <table:table-cell table:style-name="ce8" office:value-type="percentage" office:value="0" calcext:value-type="percentage">
            <text:p>0,00%</text:p>
          </table:table-cell>
          <table:table-cell table:style-name="ce28" office:value-type="percentage" office:value="0" calcext:value-type="percentage">
            <text:p>0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5T09:00:00" calcext:value-type="date">
            <text:p>15.07.15 09:00</text:p>
          </table:table-cell>
          <table:table-cell table:style-name="ce9" table:formula="of:=([.A3]-[.$A$2])/[.$A$61]" office:value-type="percentage" office:value="0.0172413793093586" calcext:value-type="percentage">
            <text:p>1,72%</text:p>
          </table:table-cell>
          <table:table-cell table:style-name="ce9" office:value-type="percentage" office:value="0.024" calcext:value-type="percentage">
            <text:p>2,4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3]&gt;0;[.A3]-[.A2];0)" office:value-type="time" office:time-value="PT00H59M59.99999979S" calcext:value-type="time">
            <text:p>01:00:00</text:p>
          </table:table-cell>
          <table:table-cell table:style-name="ce26" table:formula="of:=SUM([.$E$2:.E3])/[.$E$61]" office:value-type="percentage" office:value="0.0416666666639382" calcext:value-type="percentage">
            <text:p>4,17%</text:p>
          </table:table-cell>
          <table:table-cell table:style-name="ce29" office:value-type="percentage" office:value="0.024" calcext:value-type="percentage">
            <text:p>2,4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5T10:00:00" calcext:value-type="date">
            <text:p>15.07.15 10:00</text:p>
          </table:table-cell>
          <table:table-cell table:style-name="ce9" table:formula="of:=([.A4]-[.$A$2])/[.$A$61]" office:value-type="percentage" office:value="0.0344827586187171" calcext:value-type="percentage">
            <text:p>3,45%</text:p>
          </table:table-cell>
          <table:table-cell table:style-name="ce9" office:value-type="percentage" office:value="0.038" calcext:value-type="percentage">
            <text:p>3,8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4]&gt;0;[.A4]-[.A3];0)" office:value-type="time" office:time-value="PT00H59M59.99999979S" calcext:value-type="time">
            <text:p>01:00:00</text:p>
          </table:table-cell>
          <table:table-cell table:style-name="ce26" table:formula="of:=SUM([.$E$2:.E4])/[.$E$61]" office:value-type="percentage" office:value="0.0833333333278764" calcext:value-type="percentage">
            <text:p>8,33%</text:p>
          </table:table-cell>
          <table:table-cell table:style-name="ce29" office:value-type="percentage" office:value="0.08" calcext:value-type="percentage">
            <text:p>8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5T11:00:00" calcext:value-type="date">
            <text:p>15.07.15 11:00</text:p>
          </table:table-cell>
          <table:table-cell table:style-name="ce9" table:formula="of:=([.A5]-[.$A$2])/[.$A$61]" office:value-type="percentage" office:value="0.0517241379310864" calcext:value-type="percentage">
            <text:p>5,17%</text:p>
          </table:table-cell>
          <table:table-cell table:style-name="ce9" office:value-type="percentage" office:value="0.05" calcext:value-type="percentage">
            <text:p>5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5]&gt;0;[.A5]-[.A4];0)" office:value-type="time" office:time-value="PT01H00M00.000000419S" calcext:value-type="time">
            <text:p>01:00:00</text:p>
          </table:table-cell>
          <table:table-cell table:style-name="ce26" table:formula="of:=SUM([.$E$2:.E5])/[.$E$61]" office:value-type="percentage" office:value="0.124999999999091" calcext:value-type="percentage">
            <text:p>12,50%</text:p>
          </table:table-cell>
          <table:table-cell table:style-name="ce29" office:value-type="percentage" office:value="0.08" calcext:value-type="percentage">
            <text:p>8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5T12:00:00" calcext:value-type="date">
            <text:p>15.07.15 12:00</text:p>
          </table:table-cell>
          <table:table-cell table:style-name="ce9" table:formula="of:=([.A6]-[.$A$2])/[.$A$61]" office:value-type="percentage" office:value="0.0689655172404449" calcext:value-type="percentage">
            <text:p>6,90%</text:p>
          </table:table-cell>
          <table:table-cell table:style-name="ce9" office:value-type="percentage" office:value="0.07" calcext:value-type="percentage">
            <text:p>7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6]&gt;0;[.A6]-[.A5];0)" office:value-type="time" office:time-value="PT00H59M59.99999979S" calcext:value-type="time">
            <text:p>01:00:00</text:p>
          </table:table-cell>
          <table:table-cell table:style-name="ce26" table:formula="of:=SUM([.$E$2:.E6])/[.$E$61]" office:value-type="percentage" office:value="0.166666666663029" calcext:value-type="percentage">
            <text:p>16,67%</text:p>
          </table:table-cell>
          <table:table-cell table:style-name="ce29" office:value-type="percentage" office:value="0.09" calcext:value-type="percentage">
            <text:p>9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5T13:00:00" calcext:value-type="date">
            <text:p>15.07.15 13:00</text:p>
          </table:table-cell>
          <table:table-cell table:style-name="ce10" table:formula="of:=([.A7]-[.$A$2])/[.$A$61]" office:value-type="percentage" office:value="0.0862068965498035" calcext:value-type="percentage">
            <text:p>8,62%</text:p>
          </table:table-cell>
          <table:table-cell table:style-name="ce10" office:value-type="percentage" office:value="0.085" calcext:value-type="percentage">
            <text:p>8,5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7]&gt;0;[.A7]-[.A6];0)" office:value-type="time" office:time-value="PT00H00M00S" calcext:value-type="time">
            <text:p>00:00:00</text:p>
          </table:table-cell>
          <table:table-cell table:style-name="ce11" table:formula="of:=SUM([.$E$2:.E7])/[.$E$61]" office:value-type="percentage" office:value="0.166666666663029" calcext:value-type="percentage">
            <text:p>16,67%</text:p>
          </table:table-cell>
          <table:table-cell table:style-name="ce28" office:value-type="percentage" office:value="0.095" calcext:value-type="percentage">
            <text:p>9,5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5T14:00:00" calcext:value-type="date">
            <text:p>15.07.15 14:00</text:p>
          </table:table-cell>
          <table:table-cell table:style-name="ce9" table:formula="of:=([.A8]-[.$A$2])/[.$A$61]" office:value-type="percentage" office:value="0.103448275862173" calcext:value-type="percentage">
            <text:p>10,34%</text:p>
          </table:table-cell>
          <table:table-cell table:style-name="ce9" office:value-type="percentage" office:value="0.085" calcext:value-type="percentage">
            <text:p>8,5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8]&gt;0;[.A8]-[.A7];0)" office:value-type="time" office:time-value="PT01H00M00.000000419S" calcext:value-type="time">
            <text:p>01:00:00</text:p>
          </table:table-cell>
          <table:table-cell table:style-name="ce26" table:formula="of:=SUM([.$E$2:.E8])/[.$E$61]" office:value-type="percentage" office:value="0.208333333334243" calcext:value-type="percentage">
            <text:p>20,83%</text:p>
          </table:table-cell>
          <table:table-cell table:style-name="ce29" office:value-type="percentage" office:value="0.095" calcext:value-type="percentage">
            <text:p>9,5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5T15:00:00" calcext:value-type="date">
            <text:p>15.07.15 15:00</text:p>
          </table:table-cell>
          <table:table-cell table:style-name="ce9" table:formula="of:=([.A9]-[.$A$2])/[.$A$61]" office:value-type="percentage" office:value="0.120689655171531" calcext:value-type="percentage">
            <text:p>12,07%</text:p>
          </table:table-cell>
          <table:table-cell table:style-name="ce9" office:value-type="percentage" office:value="0.11" calcext:value-type="percentage">
            <text:p>11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9]&gt;0;[.A9]-[.A8];0)" office:value-type="time" office:time-value="PT00H59M59.99999979S" calcext:value-type="time">
            <text:p>01:00:00</text:p>
          </table:table-cell>
          <table:table-cell table:style-name="ce26" table:formula="of:=SUM([.$E$2:.E9])/[.$E$61]" office:value-type="percentage" office:value="0.249999999998181" calcext:value-type="percentage">
            <text:p>25,00%</text:p>
          </table:table-cell>
          <table:table-cell table:style-name="ce29" office:value-type="percentage" office:value="0.12" calcext:value-type="percentage">
            <text:p>12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5T16:00:00" calcext:value-type="date">
            <text:p>15.07.15 16:00</text:p>
          </table:table-cell>
          <table:table-cell table:style-name="ce9" table:formula="of:=([.A10]-[.$A$2])/[.$A$61]" office:value-type="percentage" office:value="0.13793103448089" calcext:value-type="percentage">
            <text:p>13,79%</text:p>
          </table:table-cell>
          <table:table-cell table:style-name="ce9" office:value-type="percentage" office:value="0.14" calcext:value-type="percentage">
            <text:p>14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10]&gt;0;[.A10]-[.A9];0)" office:value-type="time" office:time-value="PT00H59M59.99999979S" calcext:value-type="time">
            <text:p>01:00:00</text:p>
          </table:table-cell>
          <table:table-cell table:style-name="ce26" table:formula="of:=SUM([.$E$2:.E10])/[.$E$61]" office:value-type="percentage" office:value="0.291666666662119" calcext:value-type="percentage">
            <text:p>29,17%</text:p>
          </table:table-cell>
          <table:table-cell table:style-name="ce29" office:value-type="percentage" office:value="0.19" calcext:value-type="percentage">
            <text:p>19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5T17:00:00" calcext:value-type="date">
            <text:p>15.07.15 17:00</text:p>
          </table:table-cell>
          <table:table-cell table:style-name="ce9" table:formula="of:=([.A11]-[.$A$2])/[.$A$61]" office:value-type="percentage" office:value="0.155172413793259" calcext:value-type="percentage">
            <text:p>15,52%</text:p>
          </table:table-cell>
          <table:table-cell table:style-name="ce9" office:value-type="percentage" office:value="0.21" calcext:value-type="percentage">
            <text:p>21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11]&gt;0;[.A11]-[.A10];0)" office:value-type="time" office:time-value="PT01H00M00.000000419S" calcext:value-type="time">
            <text:p>01:00:00</text:p>
          </table:table-cell>
          <table:table-cell table:style-name="ce26" table:formula="of:=SUM([.$E$2:.E11])/[.$E$61]" office:value-type="percentage" office:value="0.333333333333333" calcext:value-type="percentage">
            <text:p>33,33%</text:p>
          </table:table-cell>
          <table:table-cell table:style-name="ce29" office:value-type="percentage" office:value="0.27" calcext:value-type="percentage">
            <text:p>27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5T18:00:00" calcext:value-type="date">
            <text:p>15.07.15 18:00</text:p>
          </table:table-cell>
          <table:table-cell table:style-name="ce10" table:formula="of:=([.A12]-[.$A$2])/[.$A$61]" office:value-type="percentage" office:value="0.172413793102618" calcext:value-type="percentage">
            <text:p>17,24%</text:p>
          </table:table-cell>
          <table:table-cell table:style-name="ce10" office:value-type="percentage" office:value="0.21" calcext:value-type="percentage">
            <text:p>21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12]&gt;0;[.A12]-[.A11];0)" office:value-type="time" office:time-value="PT00H00M00S" calcext:value-type="time">
            <text:p>00:00:00</text:p>
          </table:table-cell>
          <table:table-cell table:style-name="ce11" table:formula="of:=SUM([.$E$2:.E12])/[.$E$61]" office:value-type="percentage" office:value="0.333333333333333" calcext:value-type="percentage">
            <text:p>33,33%</text:p>
          </table:table-cell>
          <table:table-cell table:style-name="ce28" office:value-type="percentage" office:value="0.295" calcext:value-type="percentage">
            <text:p>29,5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5T19:00:00" calcext:value-type="date">
            <text:p>15.07.15 19:00</text:p>
          </table:table-cell>
          <table:table-cell table:style-name="ce10" table:formula="of:=([.A13]-[.$A$2])/[.$A$61]" office:value-type="percentage" office:value="0.189655172411976" calcext:value-type="percentage">
            <text:p>18,97%</text:p>
          </table:table-cell>
          <table:table-cell table:style-name="ce10" office:value-type="percentage" office:value="0.21" calcext:value-type="percentage">
            <text:p>21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13]&gt;0;[.A13]-[.A12];0)" office:value-type="time" office:time-value="PT00H00M00S" calcext:value-type="time">
            <text:p>00:00:00</text:p>
          </table:table-cell>
          <table:table-cell table:style-name="ce11" table:formula="of:=SUM([.$E$2:.E13])/[.$E$61]" office:value-type="percentage" office:value="0.333333333333333" calcext:value-type="percentage">
            <text:p>33,33%</text:p>
          </table:table-cell>
          <table:table-cell table:style-name="ce28" office:value-type="percentage" office:value="0.295" calcext:value-type="percentage">
            <text:p>29,5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5T20:00:00" calcext:value-type="date">
            <text:p>15.07.15 20:00</text:p>
          </table:table-cell>
          <table:table-cell table:style-name="ce10" table:formula="of:=([.A14]-[.$A$2])/[.$A$61]" office:value-type="percentage" office:value="0.206896551724346" calcext:value-type="percentage">
            <text:p>20,69%</text:p>
          </table:table-cell>
          <table:table-cell table:style-name="ce10" office:value-type="percentage" office:value="0.21" calcext:value-type="percentage">
            <text:p>21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14]&gt;0;[.A14]-[.A13];0)" office:value-type="time" office:time-value="PT00H00M00S" calcext:value-type="time">
            <text:p>00:00:00</text:p>
          </table:table-cell>
          <table:table-cell table:style-name="ce11" table:formula="of:=SUM([.$E$2:.E14])/[.$E$61]" office:value-type="percentage" office:value="0.333333333333333" calcext:value-type="percentage">
            <text:p>33,33%</text:p>
          </table:table-cell>
          <table:table-cell table:style-name="ce28" office:value-type="percentage" office:value="0.295" calcext:value-type="percentage">
            <text:p>29,5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5T21:00:00" calcext:value-type="date">
            <text:p>15.07.15 21:00</text:p>
          </table:table-cell>
          <table:table-cell table:style-name="ce10" table:formula="of:=([.A15]-[.$A$2])/[.$A$61]" office:value-type="percentage" office:value="0.224137931033704" calcext:value-type="percentage">
            <text:p>22,41%</text:p>
          </table:table-cell>
          <table:table-cell table:style-name="ce10" office:value-type="percentage" office:value="0.21" calcext:value-type="percentage">
            <text:p>21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15]&gt;0;[.A15]-[.A14];0)" office:value-type="time" office:time-value="PT00H00M00S" calcext:value-type="time">
            <text:p>00:00:00</text:p>
          </table:table-cell>
          <table:table-cell table:style-name="ce11" table:formula="of:=SUM([.$E$2:.E15])/[.$E$61]" office:value-type="percentage" office:value="0.333333333333333" calcext:value-type="percentage">
            <text:p>33,33%</text:p>
          </table:table-cell>
          <table:table-cell table:style-name="ce28" office:value-type="percentage" office:value="0.295" calcext:value-type="percentage">
            <text:p>29,5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5T22:00:00" calcext:value-type="date">
            <text:p>15.07.15 22:00</text:p>
          </table:table-cell>
          <table:table-cell table:style-name="ce10" table:formula="of:=([.A16]-[.$A$2])/[.$A$61]" office:value-type="percentage" office:value="0.241379310343063" calcext:value-type="percentage">
            <text:p>24,14%</text:p>
          </table:table-cell>
          <table:table-cell table:style-name="ce10" office:value-type="percentage" office:value="0.25" calcext:value-type="percentage">
            <text:p>25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16]&gt;0;[.A16]-[.A15];0)" office:value-type="time" office:time-value="PT00H00M00S" calcext:value-type="time">
            <text:p>00:00:00</text:p>
          </table:table-cell>
          <table:table-cell table:style-name="ce11" table:formula="of:=SUM([.$E$2:.E16])/[.$E$61]" office:value-type="percentage" office:value="0.333333333333333" calcext:value-type="percentage">
            <text:p>33,33%</text:p>
          </table:table-cell>
          <table:table-cell table:style-name="ce28" office:value-type="percentage" office:value="0.295" calcext:value-type="percentage">
            <text:p>29,5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5T23:00:00" calcext:value-type="date">
            <text:p>15.07.15 23:00</text:p>
          </table:table-cell>
          <table:table-cell table:style-name="ce10" table:formula="of:=([.A17]-[.$A$2])/[.$A$61]" office:value-type="percentage" office:value="0.258620689655432" calcext:value-type="percentage">
            <text:p>25,86%</text:p>
          </table:table-cell>
          <table:table-cell table:style-name="ce10" office:value-type="percentage" office:value="0.285" calcext:value-type="percentage">
            <text:p>28,5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17]&gt;0;[.A17]-[.A16];0)" office:value-type="time" office:time-value="PT00H00M00S" calcext:value-type="time">
            <text:p>00:00:00</text:p>
          </table:table-cell>
          <table:table-cell table:style-name="ce11" table:formula="of:=SUM([.$E$2:.E17])/[.$E$61]" office:value-type="percentage" office:value="0.333333333333333" calcext:value-type="percentage">
            <text:p>33,33%</text:p>
          </table:table-cell>
          <table:table-cell table:style-name="ce28" office:value-type="percentage" office:value="0.295" calcext:value-type="percentage">
            <text:p>29,5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" calcext:value-type="date">
            <text:p>16.07.15 00:00</text:p>
          </table:table-cell>
          <table:table-cell table:style-name="ce11" table:formula="of:=([.A18]-[.$A$2])/[.$A$61]" office:value-type="percentage" office:value="0.27586206896479" calcext:value-type="percentage">
            <text:p>27,59%</text:p>
          </table:table-cell>
          <table:table-cell table:style-name="ce11" office:value-type="percentage" office:value="0.32" calcext:value-type="percentage">
            <text:p>32,00%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23" table:formula="of:=IF([.D18]&gt;0;[.A18]-[.A17];0)" office:value-type="time" office:time-value="PT00H00M00S" calcext:value-type="time">
            <text:p>00:00:00</text:p>
          </table:table-cell>
          <table:table-cell table:style-name="ce11" table:formula="of:=SUM([.$E$2:.E18])/[.$E$61]" office:value-type="percentage" office:value="0.333333333333333" calcext:value-type="percentage">
            <text:p>33,33%</text:p>
          </table:table-cell>
          <table:table-cell table:style-name="ce28" office:value-type="percentage" office:value="0.295" calcext:value-type="percentage">
            <text:p>29,5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01:00:00" calcext:value-type="date">
            <text:p>16.07.15 01:00</text:p>
          </table:table-cell>
          <table:table-cell table:style-name="ce10" table:formula="of:=([.A19]-[.$A$2])/[.$A$61]" office:value-type="percentage" office:value="0.293103448274149" calcext:value-type="percentage">
            <text:p>29,31%</text:p>
          </table:table-cell>
          <table:table-cell table:style-name="ce10" office:value-type="percentage" office:value="0.29" calcext:value-type="percentage">
            <text:p>29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19]&gt;0;[.A19]-[.A18];0)" office:value-type="time" office:time-value="PT00H00M00S" calcext:value-type="time">
            <text:p>00:00:00</text:p>
          </table:table-cell>
          <table:table-cell table:style-name="ce11" table:formula="of:=SUM([.$E$2:.E19])/[.$E$61]" office:value-type="percentage" office:value="0.333333333333333" calcext:value-type="percentage">
            <text:p>33,33%</text:p>
          </table:table-cell>
          <table:table-cell table:style-name="ce28" office:value-type="percentage" office:value="0.295" calcext:value-type="percentage">
            <text:p>29,5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02:00:00" calcext:value-type="date">
            <text:p>16.07.15 02:00</text:p>
          </table:table-cell>
          <table:table-cell table:style-name="ce10" table:formula="of:=([.A20]-[.$A$2])/[.$A$61]" office:value-type="percentage" office:value="0.310344827586518" calcext:value-type="percentage">
            <text:p>31,03%</text:p>
          </table:table-cell>
          <table:table-cell table:style-name="ce10" office:value-type="percentage" office:value="0.28" calcext:value-type="percentage">
            <text:p>28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20]&gt;0;[.A20]-[.A19];0)" office:value-type="time" office:time-value="PT00H00M00S" calcext:value-type="time">
            <text:p>00:00:00</text:p>
          </table:table-cell>
          <table:table-cell table:style-name="ce11" table:formula="of:=SUM([.$E$2:.E20])/[.$E$61]" office:value-type="percentage" office:value="0.333333333333333" calcext:value-type="percentage">
            <text:p>33,33%</text:p>
          </table:table-cell>
          <table:table-cell table:style-name="ce28" office:value-type="percentage" office:value="0.295" calcext:value-type="percentage">
            <text:p>29,5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03:00:00" calcext:value-type="date">
            <text:p>16.07.15 03:00</text:p>
          </table:table-cell>
          <table:table-cell table:style-name="ce10" table:formula="of:=([.A21]-[.$A$2])/[.$A$61]" office:value-type="percentage" office:value="0.327586206895877" calcext:value-type="percentage">
            <text:p>32,76%</text:p>
          </table:table-cell>
          <table:table-cell table:style-name="ce10" office:value-type="percentage" office:value="0.31" calcext:value-type="percentage">
            <text:p>31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21]&gt;0;[.A21]-[.A20];0)" office:value-type="time" office:time-value="PT00H00M00S" calcext:value-type="time">
            <text:p>00:00:00</text:p>
          </table:table-cell>
          <table:table-cell table:style-name="ce11" table:formula="of:=SUM([.$E$2:.E21])/[.$E$61]" office:value-type="percentage" office:value="0.333333333333333" calcext:value-type="percentage">
            <text:p>33,33%</text:p>
          </table:table-cell>
          <table:table-cell table:style-name="ce28" office:value-type="percentage" office:value="0.295" calcext:value-type="percentage">
            <text:p>29,5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04:00:00" calcext:value-type="date">
            <text:p>16.07.15 04:00</text:p>
          </table:table-cell>
          <table:table-cell table:style-name="ce10" table:formula="of:=([.A22]-[.$A$2])/[.$A$61]" office:value-type="percentage" office:value="0.344827586205235" calcext:value-type="percentage">
            <text:p>34,48%</text:p>
          </table:table-cell>
          <table:table-cell table:style-name="ce10" office:value-type="percentage" office:value="0.33" calcext:value-type="percentage">
            <text:p>33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22]&gt;0;[.A22]-[.A21];0)" office:value-type="time" office:time-value="PT00H00M00S" calcext:value-type="time">
            <text:p>00:00:00</text:p>
          </table:table-cell>
          <table:table-cell table:style-name="ce11" table:formula="of:=SUM([.$E$2:.E22])/[.$E$61]" office:value-type="percentage" office:value="0.333333333333333" calcext:value-type="percentage">
            <text:p>33,33%</text:p>
          </table:table-cell>
          <table:table-cell table:style-name="ce28" office:value-type="percentage" office:value="0.32" calcext:value-type="percentage">
            <text:p>32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05:00:00" calcext:value-type="date">
            <text:p>16.07.15 05:00</text:p>
          </table:table-cell>
          <table:table-cell table:style-name="ce10" table:formula="of:=([.A23]-[.$A$2])/[.$A$61]" office:value-type="percentage" office:value="0.362068965517605" calcext:value-type="percentage">
            <text:p>36,21%</text:p>
          </table:table-cell>
          <table:table-cell table:style-name="ce10" office:value-type="percentage" office:value="0.33" calcext:value-type="percentage">
            <text:p>33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23]&gt;0;[.A23]-[.A22];0)" office:value-type="time" office:time-value="PT00H00M00S" calcext:value-type="time">
            <text:p>00:00:00</text:p>
          </table:table-cell>
          <table:table-cell table:style-name="ce11" table:formula="of:=SUM([.$E$2:.E23])/[.$E$61]" office:value-type="percentage" office:value="0.333333333333333" calcext:value-type="percentage">
            <text:p>33,33%</text:p>
          </table:table-cell>
          <table:table-cell table:style-name="ce28" office:value-type="percentage" office:value="0.32" calcext:value-type="percentage">
            <text:p>32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06:00:00" calcext:value-type="date">
            <text:p>16.07.15 06:00</text:p>
          </table:table-cell>
          <table:table-cell table:style-name="ce10" table:formula="of:=([.A24]-[.$A$2])/[.$A$61]" office:value-type="percentage" office:value="0.379310344826963" calcext:value-type="percentage">
            <text:p>37,93%</text:p>
          </table:table-cell>
          <table:table-cell table:style-name="ce10" office:value-type="percentage" office:value="0.33" calcext:value-type="percentage">
            <text:p>33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24]&gt;0;[.A24]-[.A23];0)" office:value-type="time" office:time-value="PT00H00M00S" calcext:value-type="time">
            <text:p>00:00:00</text:p>
          </table:table-cell>
          <table:table-cell table:style-name="ce11" table:formula="of:=SUM([.$E$2:.E24])/[.$E$61]" office:value-type="percentage" office:value="0.333333333333333" calcext:value-type="percentage">
            <text:p>33,33%</text:p>
          </table:table-cell>
          <table:table-cell table:style-name="ce28" office:value-type="percentage" office:value="0.32" calcext:value-type="percentage">
            <text:p>32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07:00:00" calcext:value-type="date">
            <text:p>16.07.15 07:00</text:p>
          </table:table-cell>
          <table:table-cell table:style-name="ce10" table:formula="of:=([.A25]-[.$A$2])/[.$A$61]" office:value-type="percentage" office:value="0.396551724136322" calcext:value-type="percentage">
            <text:p>39,66%</text:p>
          </table:table-cell>
          <table:table-cell table:style-name="ce10" office:value-type="percentage" office:value="0.33" calcext:value-type="percentage">
            <text:p>33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25]&gt;0;[.A25]-[.A24];0)" office:value-type="time" office:time-value="PT00H00M00S" calcext:value-type="time">
            <text:p>00:00:00</text:p>
          </table:table-cell>
          <table:table-cell table:style-name="ce11" table:formula="of:=SUM([.$E$2:.E25])/[.$E$61]" office:value-type="percentage" office:value="0.333333333333333" calcext:value-type="percentage">
            <text:p>33,33%</text:p>
          </table:table-cell>
          <table:table-cell table:style-name="ce28" office:value-type="percentage" office:value="0.32" calcext:value-type="percentage">
            <text:p>32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08:00:00" calcext:value-type="date">
            <text:p>16.07.15 08:00</text:p>
          </table:table-cell>
          <table:table-cell table:style-name="ce10" table:formula="of:=([.A26]-[.$A$2])/[.$A$61]" office:value-type="percentage" office:value="0.413793103448691" calcext:value-type="percentage">
            <text:p>41,38%</text:p>
          </table:table-cell>
          <table:table-cell table:style-name="ce10" office:value-type="percentage" office:value="0.33" calcext:value-type="percentage">
            <text:p>33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26]&gt;0;[.A26]-[.A25];0)" office:value-type="time" office:time-value="PT00H00M00S" calcext:value-type="time">
            <text:p>00:00:00</text:p>
          </table:table-cell>
          <table:table-cell table:style-name="ce11" table:formula="of:=SUM([.$E$2:.E26])/[.$E$61]" office:value-type="percentage" office:value="0.333333333333333" calcext:value-type="percentage">
            <text:p>33,33%</text:p>
          </table:table-cell>
          <table:table-cell table:style-name="ce28" office:value-type="percentage" office:value="0.32" calcext:value-type="percentage">
            <text:p>32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6T09:00:00" calcext:value-type="date">
            <text:p>16.07.15 09:00</text:p>
          </table:table-cell>
          <table:table-cell table:style-name="ce9" table:formula="of:=([.A27]-[.$A$2])/[.$A$61]" office:value-type="percentage" office:value="0.43103448275805" calcext:value-type="percentage">
            <text:p>43,10%</text:p>
          </table:table-cell>
          <table:table-cell table:style-name="ce9" office:value-type="percentage" office:value="0.3" calcext:value-type="percentage">
            <text:p>30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27]&gt;0;[.A27]-[.A26];0)" office:value-type="time" office:time-value="PT00H59M59.99999979S" calcext:value-type="time">
            <text:p>01:00:00</text:p>
          </table:table-cell>
          <table:table-cell table:style-name="ce26" table:formula="of:=SUM([.$E$2:.E27])/[.$E$61]" office:value-type="percentage" office:value="0.374999999997272" calcext:value-type="percentage">
            <text:p>37,50%</text:p>
          </table:table-cell>
          <table:table-cell table:style-name="ce29" office:value-type="percentage" office:value="0.385" calcext:value-type="percentage">
            <text:p>38,5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6T10:00:00" calcext:value-type="date">
            <text:p>16.07.15 10:00</text:p>
          </table:table-cell>
          <table:table-cell table:style-name="ce9" table:formula="of:=([.A28]-[.$A$2])/[.$A$61]" office:value-type="percentage" office:value="0.448275862067408" calcext:value-type="percentage">
            <text:p>44,83%</text:p>
          </table:table-cell>
          <table:table-cell table:style-name="ce9" office:value-type="percentage" office:value="0.35" calcext:value-type="percentage">
            <text:p>35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28]&gt;0;[.A28]-[.A27];0)" office:value-type="time" office:time-value="PT00H59M59.99999979S" calcext:value-type="time">
            <text:p>01:00:00</text:p>
          </table:table-cell>
          <table:table-cell table:style-name="ce26" table:formula="of:=SUM([.$E$2:.E28])/[.$E$61]" office:value-type="percentage" office:value="0.41666666666121" calcext:value-type="percentage">
            <text:p>41,67%</text:p>
          </table:table-cell>
          <table:table-cell table:style-name="ce29" office:value-type="percentage" office:value="0.4" calcext:value-type="percentage">
            <text:p>40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6T11:00:00" calcext:value-type="date">
            <text:p>16.07.15 11:00</text:p>
          </table:table-cell>
          <table:table-cell table:style-name="ce9" table:formula="of:=([.A29]-[.$A$2])/[.$A$61]" office:value-type="percentage" office:value="0.465517241379778" calcext:value-type="percentage">
            <text:p>46,55%</text:p>
          </table:table-cell>
          <table:table-cell table:style-name="ce9" office:value-type="percentage" office:value="0.36" calcext:value-type="percentage">
            <text:p>36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29]&gt;0;[.A29]-[.A28];0)" office:value-type="time" office:time-value="PT01H00M00.000000419S" calcext:value-type="time">
            <text:p>01:00:00</text:p>
          </table:table-cell>
          <table:table-cell table:style-name="ce26" table:formula="of:=SUM([.$E$2:.E29])/[.$E$61]" office:value-type="percentage" office:value="0.458333333332424" calcext:value-type="percentage">
            <text:p>45,83%</text:p>
          </table:table-cell>
          <table:table-cell table:style-name="ce29" office:value-type="percentage" office:value="0.5" calcext:value-type="percentage">
            <text:p>50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6T12:00:00" calcext:value-type="date">
            <text:p>16.07.15 12:00</text:p>
          </table:table-cell>
          <table:table-cell table:style-name="ce9" table:formula="of:=([.A30]-[.$A$2])/[.$A$61]" office:value-type="percentage" office:value="0.482758620689136" calcext:value-type="percentage">
            <text:p>48,28%</text:p>
          </table:table-cell>
          <table:table-cell table:style-name="ce9" office:value-type="percentage" office:value="0.36" calcext:value-type="percentage">
            <text:p>36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30]&gt;0;[.A30]-[.A29];0)" office:value-type="time" office:time-value="PT00H59M59.99999979S" calcext:value-type="time">
            <text:p>01:00:00</text:p>
          </table:table-cell>
          <table:table-cell table:style-name="ce26" table:formula="of:=SUM([.$E$2:.E30])/[.$E$61]" office:value-type="percentage" office:value="0.499999999996362" calcext:value-type="percentage">
            <text:p>50,00%</text:p>
          </table:table-cell>
          <table:table-cell table:style-name="ce29" office:value-type="percentage" office:value="0.5" calcext:value-type="percentage">
            <text:p>50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13:00:00" calcext:value-type="date">
            <text:p>16.07.15 13:00</text:p>
          </table:table-cell>
          <table:table-cell table:style-name="ce10" table:formula="of:=([.A31]-[.$A$2])/[.$A$61]" office:value-type="percentage" office:value="0.499999999998495" calcext:value-type="percentage">
            <text:p>50,00%</text:p>
          </table:table-cell>
          <table:table-cell table:style-name="ce10" office:value-type="percentage" office:value="0.42" calcext:value-type="percentage">
            <text:p>42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31]&gt;0;[.A31]-[.A30];0)" office:value-type="time" office:time-value="PT00H00M00S" calcext:value-type="time">
            <text:p>00:00:00</text:p>
          </table:table-cell>
          <table:table-cell table:style-name="ce11" table:formula="of:=SUM([.$E$2:.E31])/[.$E$61]" office:value-type="percentage" office:value="0.499999999996362" calcext:value-type="percentage">
            <text:p>50,00%</text:p>
          </table:table-cell>
          <table:table-cell table:style-name="ce28" office:value-type="percentage" office:value="0.5" calcext:value-type="percentage">
            <text:p>50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6T14:00:00" calcext:value-type="date">
            <text:p>16.07.15 14:00</text:p>
          </table:table-cell>
          <table:table-cell table:style-name="ce9" table:formula="of:=([.A32]-[.$A$2])/[.$A$61]" office:value-type="percentage" office:value="0.517241379310864" calcext:value-type="percentage">
            <text:p>51,72%</text:p>
          </table:table-cell>
          <table:table-cell table:style-name="ce9" office:value-type="percentage" office:value="0.42" calcext:value-type="percentage">
            <text:p>42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32]&gt;0;[.A32]-[.A31];0)" office:value-type="time" office:time-value="PT01H00M00.000000419S" calcext:value-type="time">
            <text:p>01:00:00</text:p>
          </table:table-cell>
          <table:table-cell table:style-name="ce26" table:formula="of:=SUM([.$E$2:.E32])/[.$E$61]" office:value-type="percentage" office:value="0.541666666667576" calcext:value-type="percentage">
            <text:p>54,17%</text:p>
          </table:table-cell>
          <table:table-cell table:style-name="ce29" office:value-type="percentage" office:value="0.5" calcext:value-type="percentage">
            <text:p>50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6T15:00:00" calcext:value-type="date">
            <text:p>16.07.15 15:00</text:p>
          </table:table-cell>
          <table:table-cell table:style-name="ce9" table:formula="of:=([.A33]-[.$A$2])/[.$A$61]" office:value-type="percentage" office:value="0.534482758620222" calcext:value-type="percentage">
            <text:p>53,45%</text:p>
          </table:table-cell>
          <table:table-cell table:style-name="ce9" office:value-type="percentage" office:value="0.49" calcext:value-type="percentage">
            <text:p>49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33]&gt;0;[.A33]-[.A32];0)" office:value-type="time" office:time-value="PT00H59M59.99999979S" calcext:value-type="time">
            <text:p>01:00:00</text:p>
          </table:table-cell>
          <table:table-cell table:style-name="ce26" table:formula="of:=SUM([.$E$2:.E33])/[.$E$61]" office:value-type="percentage" office:value="0.583333333331514" calcext:value-type="percentage">
            <text:p>58,33%</text:p>
          </table:table-cell>
          <table:table-cell table:style-name="ce29" office:value-type="percentage" office:value="0.54" calcext:value-type="percentage">
            <text:p>54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6T16:00:00" calcext:value-type="date">
            <text:p>16.07.15 16:00</text:p>
          </table:table-cell>
          <table:table-cell table:style-name="ce9" table:formula="of:=([.A34]-[.$A$2])/[.$A$61]" office:value-type="percentage" office:value="0.551724137929581" calcext:value-type="percentage">
            <text:p>55,17%</text:p>
          </table:table-cell>
          <table:table-cell table:style-name="ce9" office:value-type="percentage" office:value="0.54" calcext:value-type="percentage">
            <text:p>54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34]&gt;0;[.A34]-[.A33];0)" office:value-type="time" office:time-value="PT00H59M59.99999979S" calcext:value-type="time">
            <text:p>01:00:00</text:p>
          </table:table-cell>
          <table:table-cell table:style-name="ce26" table:formula="of:=SUM([.$E$2:.E34])/[.$E$61]" office:value-type="percentage" office:value="0.624999999995453" calcext:value-type="percentage">
            <text:p>62,50%</text:p>
          </table:table-cell>
          <table:table-cell table:style-name="ce29" office:value-type="percentage" office:value="0.615" calcext:value-type="percentage">
            <text:p>61,5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6T17:00:00" calcext:value-type="date">
            <text:p>16.07.15 17:00</text:p>
          </table:table-cell>
          <table:table-cell table:style-name="ce9" table:formula="of:=([.A35]-[.$A$2])/[.$A$61]" office:value-type="percentage" office:value="0.56896551724195" calcext:value-type="percentage">
            <text:p>56,90%</text:p>
          </table:table-cell>
          <table:table-cell table:style-name="ce9" office:value-type="percentage" office:value="0.58" calcext:value-type="percentage">
            <text:p>58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35]&gt;0;[.A35]-[.A34];0)" office:value-type="time" office:time-value="PT01H00M00.000000419S" calcext:value-type="time">
            <text:p>01:00:00</text:p>
          </table:table-cell>
          <table:table-cell table:style-name="ce26" table:formula="of:=SUM([.$E$2:.E35])/[.$E$61]" office:value-type="percentage" office:value="0.666666666666667" calcext:value-type="percentage">
            <text:p>66,67%</text:p>
          </table:table-cell>
          <table:table-cell table:style-name="ce29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18:00:00" calcext:value-type="date">
            <text:p>16.07.15 18:00</text:p>
          </table:table-cell>
          <table:table-cell table:style-name="ce10" table:formula="of:=([.A36]-[.$A$2])/[.$A$61]" office:value-type="percentage" office:value="0.586206896551309" calcext:value-type="percentage">
            <text:p>58,62%</text:p>
          </table:table-cell>
          <table:table-cell table:style-name="ce10" office:value-type="percentage" office:value="0.58" calcext:value-type="percentage">
            <text:p>58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36]&gt;0;[.A36]-[.A35];0)" office:value-type="time" office:time-value="PT00H00M00S" calcext:value-type="time">
            <text:p>00:00:00</text:p>
          </table:table-cell>
          <table:table-cell table:style-name="ce11" table:formula="of:=SUM([.$E$2:.E36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19:00:00" calcext:value-type="date">
            <text:p>16.07.15 19:00</text:p>
          </table:table-cell>
          <table:table-cell table:style-name="ce10" table:formula="of:=([.A37]-[.$A$2])/[.$A$61]" office:value-type="percentage" office:value="0.603448275860667" calcext:value-type="percentage">
            <text:p>60,34%</text:p>
          </table:table-cell>
          <table:table-cell table:style-name="ce10" office:value-type="percentage" office:value="0.59" calcext:value-type="percentage">
            <text:p>59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37]&gt;0;[.A37]-[.A36];0)" office:value-type="time" office:time-value="PT00H00M00S" calcext:value-type="time">
            <text:p>00:00:00</text:p>
          </table:table-cell>
          <table:table-cell table:style-name="ce11" table:formula="of:=SUM([.$E$2:.E37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20:00:00" calcext:value-type="date">
            <text:p>16.07.15 20:00</text:p>
          </table:table-cell>
          <table:table-cell table:style-name="ce10" table:formula="of:=([.A38]-[.$A$2])/[.$A$61]" office:value-type="percentage" office:value="0.620689655173037" calcext:value-type="percentage">
            <text:p>62,07%</text:p>
          </table:table-cell>
          <table:table-cell table:style-name="ce10" office:value-type="percentage" office:value="0.64" calcext:value-type="percentage">
            <text:p>64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38]&gt;0;[.A38]-[.A37];0)" office:value-type="time" office:time-value="PT00H00M00S" calcext:value-type="time">
            <text:p>00:00:00</text:p>
          </table:table-cell>
          <table:table-cell table:style-name="ce11" table:formula="of:=SUM([.$E$2:.E38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21:00:00" calcext:value-type="date">
            <text:p>16.07.15 21:00</text:p>
          </table:table-cell>
          <table:table-cell table:style-name="ce10" table:formula="of:=([.A39]-[.$A$2])/[.$A$61]" office:value-type="percentage" office:value="0.637931034482395" calcext:value-type="percentage">
            <text:p>63,79%</text:p>
          </table:table-cell>
          <table:table-cell table:style-name="ce10" office:value-type="percentage" office:value="0.68" calcext:value-type="percentage">
            <text:p>68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39]&gt;0;[.A39]-[.A38];0)" office:value-type="time" office:time-value="PT00H00M00S" calcext:value-type="time">
            <text:p>00:00:00</text:p>
          </table:table-cell>
          <table:table-cell table:style-name="ce11" table:formula="of:=SUM([.$E$2:.E39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22:00:00" calcext:value-type="date">
            <text:p>16.07.15 22:00</text:p>
          </table:table-cell>
          <table:table-cell table:style-name="ce10" table:formula="of:=([.A40]-[.$A$2])/[.$A$61]" office:value-type="percentage" office:value="0.655172413791754" calcext:value-type="percentage">
            <text:p>65,52%</text:p>
          </table:table-cell>
          <table:table-cell table:style-name="ce10" office:value-type="percentage" office:value="0.68" calcext:value-type="percentage">
            <text:p>68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40]&gt;0;[.A40]-[.A39];0)" office:value-type="time" office:time-value="PT00H00M00S" calcext:value-type="time">
            <text:p>00:00:00</text:p>
          </table:table-cell>
          <table:table-cell table:style-name="ce11" table:formula="of:=SUM([.$E$2:.E40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6T23:00:00" calcext:value-type="date">
            <text:p>16.07.15 23:00</text:p>
          </table:table-cell>
          <table:table-cell table:style-name="ce10" table:formula="of:=([.A41]-[.$A$2])/[.$A$61]" office:value-type="percentage" office:value="0.672413793104123" calcext:value-type="percentage">
            <text:p>67,24%</text:p>
          </table:table-cell>
          <table:table-cell table:style-name="ce10" office:value-type="percentage" office:value="0.68" calcext:value-type="percentage">
            <text:p>68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41]&gt;0;[.A41]-[.A40];0)" office:value-type="time" office:time-value="PT00H00M00S" calcext:value-type="time">
            <text:p>00:00:00</text:p>
          </table:table-cell>
          <table:table-cell table:style-name="ce11" table:formula="of:=SUM([.$E$2:.E41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7" calcext:value-type="date">
            <text:p>17.07.15 00:00</text:p>
          </table:table-cell>
          <table:table-cell table:style-name="ce11" table:formula="of:=([.A42]-[.$A$2])/[.$A$61]" office:value-type="percentage" office:value="0.689655172413482" calcext:value-type="percentage">
            <text:p>68,97%</text:p>
          </table:table-cell>
          <table:table-cell table:style-name="ce11" office:value-type="percentage" office:value="0.7" calcext:value-type="percentage">
            <text:p>70,00%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23" table:formula="of:=IF([.D42]&gt;0;[.A42]-[.A41];0)" office:value-type="time" office:time-value="PT00H00M00S" calcext:value-type="time">
            <text:p>00:00:00</text:p>
          </table:table-cell>
          <table:table-cell table:style-name="ce11" table:formula="of:=SUM([.$E$2:.E42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7T01:00:00" calcext:value-type="date">
            <text:p>17.07.15 01:00</text:p>
          </table:table-cell>
          <table:table-cell table:style-name="ce10" table:formula="of:=([.A43]-[.$A$2])/[.$A$61]" office:value-type="percentage" office:value="0.70689655172284" calcext:value-type="percentage">
            <text:p>70,69%</text:p>
          </table:table-cell>
          <table:table-cell table:style-name="ce10" office:value-type="percentage" office:value="0.65" calcext:value-type="percentage">
            <text:p>65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43]&gt;0;[.A43]-[.A42];0)" office:value-type="time" office:time-value="PT00H00M00S" calcext:value-type="time">
            <text:p>00:00:00</text:p>
          </table:table-cell>
          <table:table-cell table:style-name="ce11" table:formula="of:=SUM([.$E$2:.E43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7T02:00:00" calcext:value-type="date">
            <text:p>17.07.15 02:00</text:p>
          </table:table-cell>
          <table:table-cell table:style-name="ce10" table:formula="of:=([.A44]-[.$A$2])/[.$A$61]" office:value-type="percentage" office:value="0.724137931035209" calcext:value-type="percentage">
            <text:p>72,41%</text:p>
          </table:table-cell>
          <table:table-cell table:style-name="ce10" office:value-type="percentage" office:value="0.43" calcext:value-type="percentage">
            <text:p>43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44]&gt;0;[.A44]-[.A43];0)" office:value-type="time" office:time-value="PT00H00M00S" calcext:value-type="time">
            <text:p>00:00:00</text:p>
          </table:table-cell>
          <table:table-cell table:style-name="ce11" table:formula="of:=SUM([.$E$2:.E44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7T03:00:00" calcext:value-type="date">
            <text:p>17.07.15 03:00</text:p>
          </table:table-cell>
          <table:table-cell table:style-name="ce10" table:formula="of:=([.A45]-[.$A$2])/[.$A$61]" office:value-type="percentage" office:value="0.741379310344568" calcext:value-type="percentage">
            <text:p>74,14%</text:p>
          </table:table-cell>
          <table:table-cell table:style-name="ce10" office:value-type="percentage" office:value="0.47" calcext:value-type="percentage">
            <text:p>47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45]&gt;0;[.A45]-[.A44];0)" office:value-type="time" office:time-value="PT00H00M00S" calcext:value-type="time">
            <text:p>00:00:00</text:p>
          </table:table-cell>
          <table:table-cell table:style-name="ce11" table:formula="of:=SUM([.$E$2:.E45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7T04:00:00" calcext:value-type="date">
            <text:p>17.07.15 04:00</text:p>
          </table:table-cell>
          <table:table-cell table:style-name="ce10" table:formula="of:=([.A46]-[.$A$2])/[.$A$61]" office:value-type="percentage" office:value="0.758620689653927" calcext:value-type="percentage">
            <text:p>75,86%</text:p>
          </table:table-cell>
          <table:table-cell table:style-name="ce10" office:value-type="percentage" office:value="0.525" calcext:value-type="percentage">
            <text:p>52,5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46]&gt;0;[.A46]-[.A45];0)" office:value-type="time" office:time-value="PT00H00M00S" calcext:value-type="time">
            <text:p>00:00:00</text:p>
          </table:table-cell>
          <table:table-cell table:style-name="ce11" table:formula="of:=SUM([.$E$2:.E46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7T05:00:00" calcext:value-type="date">
            <text:p>17.07.15 05:00</text:p>
          </table:table-cell>
          <table:table-cell table:style-name="ce10" table:formula="of:=([.A47]-[.$A$2])/[.$A$61]" office:value-type="percentage" office:value="0.775862068966296" calcext:value-type="percentage">
            <text:p>77,59%</text:p>
          </table:table-cell>
          <table:table-cell table:style-name="ce10" office:value-type="percentage" office:value="0.525" calcext:value-type="percentage">
            <text:p>52,5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47]&gt;0;[.A47]-[.A46];0)" office:value-type="time" office:time-value="PT00H00M00S" calcext:value-type="time">
            <text:p>00:00:00</text:p>
          </table:table-cell>
          <table:table-cell table:style-name="ce11" table:formula="of:=SUM([.$E$2:.E47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7T06:00:00" calcext:value-type="date">
            <text:p>17.07.15 06:00</text:p>
          </table:table-cell>
          <table:table-cell table:style-name="ce10" table:formula="of:=([.A48]-[.$A$2])/[.$A$61]" office:value-type="percentage" office:value="0.793103448275654" calcext:value-type="percentage">
            <text:p>79,31%</text:p>
          </table:table-cell>
          <table:table-cell table:style-name="ce10" office:value-type="percentage" office:value="0.525" calcext:value-type="percentage">
            <text:p>52,5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48]&gt;0;[.A48]-[.A47];0)" office:value-type="time" office:time-value="PT00H00M00S" calcext:value-type="time">
            <text:p>00:00:00</text:p>
          </table:table-cell>
          <table:table-cell table:style-name="ce11" table:formula="of:=SUM([.$E$2:.E48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 table:number-columns-repeated="9"/>
        </table:table-row>
        <table:table-row table:style-name="ro1">
          <table:table-cell table:style-name="ce4" office:value-type="date" office:date-value="2015-07-17T07:00:00" calcext:value-type="date">
            <text:p>17.07.15 07:00</text:p>
          </table:table-cell>
          <table:table-cell table:style-name="ce10" table:formula="of:=([.A49]-[.$A$2])/[.$A$61]" office:value-type="percentage" office:value="0.810344827585013" calcext:value-type="percentage">
            <text:p>81,03%</text:p>
          </table:table-cell>
          <table:table-cell table:style-name="ce10" office:value-type="percentage" office:value="0.6" calcext:value-type="percentage">
            <text:p>60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49]&gt;0;[.A49]-[.A48];0)" office:value-type="time" office:time-value="PT00H00M00S" calcext:value-type="time">
            <text:p>00:00:00</text:p>
          </table:table-cell>
          <table:table-cell table:style-name="ce11" table:formula="of:=SUM([.$E$2:.E49])/[.$E$61]" office:value-type="percentage" office:value="0.666666666666667" calcext:value-type="percentage">
            <text:p>66,67%</text:p>
          </table:table-cell>
          <table:table-cell table:style-name="ce28" office:value-type="percentage" office:value="0.63" calcext:value-type="percentage">
            <text:p>63,00%</text:p>
          </table:table-cell>
          <table:table-cell/>
          <table:table-cell table:style-name="ce31" office:value-type="string" calcext:value-type="string">
            <text:p>Erklärungen</text:p>
          </table:table-cell>
          <table:table-cell table:number-columns-repeated="7"/>
        </table:table-row>
        <table:table-row table:style-name="ro1">
          <table:table-cell table:style-name="ce4" office:value-type="date" office:date-value="2015-07-17T08:00:00" calcext:value-type="date">
            <text:p>17.07.15 08:00</text:p>
          </table:table-cell>
          <table:table-cell table:style-name="ce10" table:formula="of:=([.A50]-[.$A$2])/[.$A$61]" office:value-type="percentage" office:value="0.827586206897382" calcext:value-type="percentage">
            <text:p>82,76%</text:p>
          </table:table-cell>
          <table:table-cell table:style-name="ce10" office:value-type="percentage" office:value="0.585" calcext:value-type="percentage">
            <text:p>58,5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50]&gt;0;[.A50]-[.A49];0)" office:value-type="time" office:time-value="PT00H00M00S" calcext:value-type="time">
            <text:p>00:00:00</text:p>
          </table:table-cell>
          <table:table-cell table:style-name="ce11" table:formula="of:=SUM([.$E$2:.E50])/[.$E$61]" office:value-type="percentage" office:value="0.666666666666667" calcext:value-type="percentage">
            <text:p>66,67%</text:p>
          </table:table-cell>
          <table:table-cell table:style-name="ce28" office:value-type="percentage" office:value="0.72" calcext:value-type="percentage">
            <text:p>72,00%</text:p>
          </table:table-cell>
          <table:table-cell/>
          <table:table-cell office:value-type="string" calcext:value-type="string">
            <text:p>until_datetime</text:p>
          </table:table-cell>
          <table:table-cell office:value-type="string" calcext:value-type="string">
            <text:p>Bis zu welchem Zeitpunkt der Fortschritt erzielt wird</text:p>
          </table:table-cell>
          <table:table-cell table:number-columns-repeated="6"/>
        </table:table-row>
        <table:table-row table:style-name="ro1">
          <table:table-cell table:style-name="ce3" office:value-type="date" office:date-value="2015-07-17T09:00:00" calcext:value-type="date">
            <text:p>17.07.15 09:00</text:p>
          </table:table-cell>
          <table:table-cell table:style-name="ce9" table:formula="of:=([.A51]-[.$A$2])/[.$A$61]" office:value-type="percentage" office:value="0.844827586206741" calcext:value-type="percentage">
            <text:p>84,48%</text:p>
          </table:table-cell>
          <table:table-cell table:style-name="ce9" office:value-type="percentage" office:value="0.62" calcext:value-type="percentage">
            <text:p>62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51]&gt;0;[.A51]-[.A50];0)" office:value-type="time" office:time-value="PT00H59M59.99999979S" calcext:value-type="time">
            <text:p>01:00:00</text:p>
          </table:table-cell>
          <table:table-cell table:style-name="ce26" table:formula="of:=SUM([.$E$2:.E51])/[.$E$61]" office:value-type="percentage" office:value="0.708333333330605" calcext:value-type="percentage">
            <text:p>70,83%</text:p>
          </table:table-cell>
          <table:table-cell table:style-name="ce29" office:value-type="percentage" office:value="0.72" calcext:value-type="percentage">
            <text:p>72,00%</text:p>
          </table:table-cell>
          <table:table-cell/>
          <table:table-cell office:value-type="string" calcext:value-type="string">
            <text:p>time progress</text:p>
          </table:table-cell>
          <table:table-cell office:value-type="string" calcext:value-type="string">
            <text:p>Fortschritt der kontinuierlichen Uhrzeit</text:p>
          </table:table-cell>
          <table:table-cell table:number-columns-repeated="6"/>
        </table:table-row>
        <table:table-row table:style-name="ro1">
          <table:table-cell table:style-name="ce3" office:value-type="date" office:date-value="2015-07-17T10:00:00" calcext:value-type="date">
            <text:p>17.07.15 10:00</text:p>
          </table:table-cell>
          <table:table-cell table:style-name="ce9" table:formula="of:=([.A52]-[.$A$2])/[.$A$61]" office:value-type="percentage" office:value="0.862068965516099" calcext:value-type="percentage">
            <text:p>86,21%</text:p>
          </table:table-cell>
          <table:table-cell table:style-name="ce9" office:value-type="percentage" office:value="0.62" calcext:value-type="percentage">
            <text:p>62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52]&gt;0;[.A52]-[.A51];0)" office:value-type="time" office:time-value="PT00H59M59.99999979S" calcext:value-type="time">
            <text:p>01:00:00</text:p>
          </table:table-cell>
          <table:table-cell table:style-name="ce26" table:formula="of:=SUM([.$E$2:.E52])/[.$E$61]" office:value-type="percentage" office:value="0.749999999994543" calcext:value-type="percentage">
            <text:p>75,00%</text:p>
          </table:table-cell>
          <table:table-cell table:style-name="ce29" office:value-type="percentage" office:value="0.72" calcext:value-type="percentage">
            <text:p>72,00%</text:p>
          </table:table-cell>
          <table:table-cell/>
          <table:table-cell office:value-type="string" calcext:value-type="string">
            <text:p>Non-ideal progress</text:p>
          </table:table-cell>
          <table:table-cell office:value-type="string" calcext:value-type="string">
            <text:p>Sachfortschritt eines „Work/Life-Blenders“ nach dem pausenlosen Vorbild der Uhrzeit (hypothetisch)</text:p>
          </table:table-cell>
          <table:table-cell table:number-columns-repeated="6"/>
        </table:table-row>
        <table:table-row table:style-name="ro1">
          <table:table-cell table:style-name="ce3" office:value-type="date" office:date-value="2015-07-17T11:00:00" calcext:value-type="date">
            <text:p>17.07.15 11:00</text:p>
          </table:table-cell>
          <table:table-cell table:style-name="ce9" table:formula="of:=([.A53]-[.$A$2])/[.$A$61]" office:value-type="percentage" office:value="0.879310344828469" calcext:value-type="percentage">
            <text:p>87,93%</text:p>
          </table:table-cell>
          <table:table-cell table:style-name="ce9" office:value-type="percentage" office:value="0.58" calcext:value-type="percentage">
            <text:p>58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53]&gt;0;[.A53]-[.A52];0)" office:value-type="time" office:time-value="PT01H00M00.000000419S" calcext:value-type="time">
            <text:p>01:00:00</text:p>
          </table:table-cell>
          <table:table-cell table:style-name="ce26" table:formula="of:=SUM([.$E$2:.E53])/[.$E$61]" office:value-type="percentage" office:value="0.791666666665757" calcext:value-type="percentage">
            <text:p>79,17%</text:p>
          </table:table-cell>
          <table:table-cell table:style-name="ce29" office:value-type="percentage" office:value="0.72" calcext:value-type="percentage">
            <text:p>72,00%</text:p>
          </table:table-cell>
          <table:table-cell/>
          <table:table-cell office:value-type="string" calcext:value-type="string">
            <text:p>on duty?</text:p>
          </table:table-cell>
          <table:table-cell table:style-name="ce32" office:value-type="string" calcext:value-type="string" table:number-columns-spanned="7" table:number-rows-spanned="2">
            <text:p>Modus lt. FlowgencyTM-Zeitmodell, das der Benutzer konfiguriert hat. Entspricht idealerweise dem Biorhythmus, aber natürlich auch den Bedingungen des Arbeitgebers (falls zutreffend).</text:p>
          </table:table-cell>
          <table:covered-table-cell table:number-columns-repeated="6"/>
        </table:table-row>
        <table:table-row table:style-name="ro1">
          <table:table-cell table:style-name="ce3" office:value-type="date" office:date-value="2015-07-17T12:00:00" calcext:value-type="date">
            <text:p>17.07.15 12:00</text:p>
          </table:table-cell>
          <table:table-cell table:style-name="ce9" table:formula="of:=([.A54]-[.$A$2])/[.$A$61]" office:value-type="percentage" office:value="0.896551724137827" calcext:value-type="percentage">
            <text:p>89,66%</text:p>
          </table:table-cell>
          <table:table-cell table:style-name="ce9" office:value-type="percentage" office:value="0.62" calcext:value-type="percentage">
            <text:p>62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54]&gt;0;[.A54]-[.A53];0)" office:value-type="time" office:time-value="PT00H59M59.99999979S" calcext:value-type="time">
            <text:p>01:00:00</text:p>
          </table:table-cell>
          <table:table-cell table:style-name="ce26" table:formula="of:=SUM([.$E$2:.E54])/[.$E$61]" office:value-type="percentage" office:value="0.833333333329695" calcext:value-type="percentage">
            <text:p>83,33%</text:p>
          </table:table-cell>
          <table:table-cell table:style-name="ce29" office:value-type="percentage" office:value="0.78" calcext:value-type="percentage">
            <text:p>78,00%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table:style-name="ce4" office:value-type="date" office:date-value="2015-07-17T13:00:00" calcext:value-type="date">
            <text:p>17.07.15 13:00</text:p>
          </table:table-cell>
          <table:table-cell table:style-name="ce10" table:formula="of:=([.A55]-[.$A$2])/[.$A$61]" office:value-type="percentage" office:value="0.913793103447186" calcext:value-type="percentage">
            <text:p>91,38%</text:p>
          </table:table-cell>
          <table:table-cell table:style-name="ce10" office:value-type="percentage" office:value="0.645" calcext:value-type="percentage">
            <text:p>64,5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D55]&gt;0;[.A55]-[.A54];0)" office:value-type="time" office:time-value="PT00H00M00S" calcext:value-type="time">
            <text:p>00:00:00</text:p>
          </table:table-cell>
          <table:table-cell table:style-name="ce11" table:formula="of:=SUM([.$E$2:.E55])/[.$E$61]" office:value-type="percentage" office:value="0.833333333329695" calcext:value-type="percentage">
            <text:p>83,33%</text:p>
          </table:table-cell>
          <table:table-cell table:style-name="ce28" office:value-type="percentage" office:value="0.78" calcext:value-type="percentage">
            <text:p>78,00%</text:p>
          </table:table-cell>
          <table:table-cell/>
          <table:table-cell office:value-type="string" calcext:value-type="string">
            <text:p>Ideal progress</text:p>
          </table:table-cell>
          <table:table-cell table:style-name="ce32" office:value-type="string" calcext:value-type="string" table:number-columns-spanned="7" table:number-rows-spanned="2">
            <text:p>idealer Sachfortschritt gemäß dem Zeitmodell. In Sollphasen ansteigend. In Freiphasen übernimmt das Unterbewusstsein das Ruder: Es löst Probleme und Umwege. „Zeit heilt alle Wunden.“</text:p>
          </table:table-cell>
          <table:covered-table-cell table:number-columns-repeated="6"/>
        </table:table-row>
        <table:table-row table:style-name="ro1">
          <table:table-cell table:style-name="ce3" office:value-type="date" office:date-value="2015-07-17T14:00:00" calcext:value-type="date">
            <text:p>17.07.15 14:00</text:p>
          </table:table-cell>
          <table:table-cell table:style-name="ce9" table:formula="of:=([.A56]-[.$A$2])/[.$A$61]" office:value-type="percentage" office:value="0.931034482759555" calcext:value-type="percentage">
            <text:p>93,10%</text:p>
          </table:table-cell>
          <table:table-cell table:style-name="ce9" office:value-type="percentage" office:value="0.7" calcext:value-type="percentage">
            <text:p>70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56]&gt;0;[.A56]-[.A55];0)" office:value-type="time" office:time-value="PT01H00M00.000000419S" calcext:value-type="time">
            <text:p>01:00:00</text:p>
          </table:table-cell>
          <table:table-cell table:style-name="ce26" table:formula="of:=SUM([.$E$2:.E56])/[.$E$61]" office:value-type="percentage" office:value="0.87500000000091" calcext:value-type="percentage">
            <text:p>87,50%</text:p>
          </table:table-cell>
          <table:table-cell table:style-name="ce29" office:value-type="percentage" office:value="0.86" calcext:value-type="percentage">
            <text:p>86,00%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table:style-name="ce3" office:value-type="date" office:date-value="2015-07-17T15:00:00" calcext:value-type="date">
            <text:p>17.07.15 15:00</text:p>
          </table:table-cell>
          <table:table-cell table:style-name="ce9" table:formula="of:=([.A57]-[.$A$2])/[.$A$61]" office:value-type="percentage" office:value="0.948275862068913" calcext:value-type="percentage">
            <text:p>94,83%</text:p>
          </table:table-cell>
          <table:table-cell table:style-name="ce9" office:value-type="percentage" office:value="0.74" calcext:value-type="percentage">
            <text:p>74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57]&gt;0;[.A57]-[.A56];0)" office:value-type="time" office:time-value="PT00H59M59.99999979S" calcext:value-type="time">
            <text:p>01:00:00</text:p>
          </table:table-cell>
          <table:table-cell table:style-name="ce26" table:formula="of:=SUM([.$E$2:.E57])/[.$E$61]" office:value-type="percentage" office:value="0.916666666664848" calcext:value-type="percentage">
            <text:p>91,67%</text:p>
          </table:table-cell>
          <table:table-cell table:style-name="ce29" office:value-type="percentage" office:value="0.92" calcext:value-type="percentage">
            <text:p>92,00%</text:p>
          </table:table-cell>
          <table:table-cell/>
          <table:table-cell office:value-type="string" calcext:value-type="string">
            <text:p>Real progress</text:p>
          </table:table-cell>
          <table:table-cell office:value-type="string" calcext:value-type="string">
            <text:p>realer Sachfortschritt (hypothetisch)</text:p>
          </table:table-cell>
          <table:table-cell table:number-columns-repeated="6"/>
        </table:table-row>
        <table:table-row table:style-name="ro1">
          <table:table-cell table:style-name="ce3" office:value-type="date" office:date-value="2015-07-17T16:00:00" calcext:value-type="date">
            <text:p>17.07.15 16:00</text:p>
          </table:table-cell>
          <table:table-cell table:style-name="ce9" table:formula="of:=([.A58]-[.$A$2])/[.$A$61]" office:value-type="percentage" office:value="0.965517241378272" calcext:value-type="percentage">
            <text:p>96,55%</text:p>
          </table:table-cell>
          <table:table-cell table:style-name="ce9" office:value-type="percentage" office:value="0.83" calcext:value-type="percentage">
            <text:p>83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58]&gt;0;[.A58]-[.A57];0)" office:value-type="time" office:time-value="PT00H59M59.99999979S" calcext:value-type="time">
            <text:p>01:00:00</text:p>
          </table:table-cell>
          <table:table-cell table:style-name="ce26" table:formula="of:=SUM([.$E$2:.E58])/[.$E$61]" office:value-type="percentage" office:value="0.958333333328786" calcext:value-type="percentage">
            <text:p>95,83%</text:p>
          </table:table-cell>
          <table:table-cell table:style-name="ce29" office:value-type="percentage" office:value="0.94" calcext:value-type="percentage">
            <text:p>94,00%</text:p>
          </table:table-cell>
          <table:table-cell table:number-columns-repeated="9"/>
        </table:table-row>
        <table:table-row table:style-name="ro1">
          <table:table-cell table:style-name="ce3" office:value-type="date" office:date-value="2015-07-17T17:00:00" calcext:value-type="date">
            <text:p>17.07.15 17:00</text:p>
          </table:table-cell>
          <table:table-cell table:style-name="ce9" table:formula="of:=([.A59]-[.$A$2])/[.$A$61]" office:value-type="percentage" office:value="0.982758620690641" calcext:value-type="percentage">
            <text:p>98,28%</text:p>
          </table:table-cell>
          <table:table-cell table:style-name="ce9" office:value-type="percentage" office:value="0.8" calcext:value-type="percentage">
            <text:p>80,0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D59]&gt;0;[.A59]-[.A58];0)" office:value-type="time" office:time-value="PT01H00M00.000000419S" calcext:value-type="time">
            <text:p>01:00:00</text:p>
          </table:table-cell>
          <table:table-cell table:style-name="ce26" table:formula="of:=SUM([.$E$2:.E59])/[.$E$61]" office:value-type="percentage" office:value="1" calcext:value-type="percentage">
            <text:p>100,00%</text:p>
          </table:table-cell>
          <table:table-cell table:style-name="ce29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7-17T18:00:00" calcext:value-type="date">
            <text:p>17.07.15 18:00</text:p>
          </table:table-cell>
          <table:table-cell table:style-name="ce12" table:formula="of:=([.A60]-[.$A$2])/[.$A$61]" office:value-type="percentage" office:value="1" calcext:value-type="percentage">
            <text:p>100,00%</text:p>
          </table:table-cell>
          <table:table-cell table:style-name="ce12" office:value-type="percentage" office:value="0.86" calcext:value-type="percentage">
            <text:p>86,00%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table:formula="of:=IF([.D60]&gt;0;[.A60]-[.A59];0)" office:value-type="time" office:time-value="PT00H00M00S" calcext:value-type="time">
            <text:p>00:00:00</text:p>
          </table:table-cell>
          <table:table-cell table:style-name="ce12" table:formula="of:=SUM([.$E$2:.E60])/[.$E$61]" office:value-type="percentage" office:value="1" calcext:value-type="percentage">
            <text:p>100,00%</text:p>
          </table:table-cell>
          <table:table-cell table:style-name="ce30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1" table:visibility="collapse">
          <table:table-cell table:formula="of:=[.A60]-[.A2]" office:value-type="date" office:date-value="1900-01-01T09:59:59.9999997905" calcext:value-type="date">
            <text:p>01.01.00 10:00</text:p>
          </table:table-cell>
          <table:table-cell table:number-columns-repeated="3"/>
          <table:table-cell table:style-name="ce25" table:formula="of:=SUM([.E2:.E60])" office:value-type="time" office:time-value="PT24H00M00.000000629S" calcext:value-type="time">
            <text:p>24:00:00</text:p>
          </table:table-cell>
          <table:table-cell table:number-columns-repeated="11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03cm" fo:margin-bottom="0.755cm"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.00.0000</text:date>, <text:time style:data-style-name="N2" text:time-value="10:50:27.9479668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07:21:36.274503174</meta:creation-date>
    <dc:date>2015-07-17T12:34:05.464690995</dc:date>
    <meta:editing-duration>PT1H1M55S</meta:editing-duration>
    <meta:editing-cycles>9</meta:editing-cycles>
    <meta:generator>LibreOffice/4.3.3.2$Linux_X86_64 LibreOffice_project/430m0$Build-2</meta:generator>
    <meta:document-statistic meta:table-count="1" meta:cell-count="4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5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maximum="1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ccff" draw:fill-color="#00cc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_32__20_Dots_20_1_20_Dash" svg:stroke-width="0.08cm" svg:stroke-color="#00ccff" draw:fill-color="#00ccff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_32__20_Dots_20_1_20_Dash" svg:stroke-width="0.08cm" svg:stroke-color="#999999" draw:fill-color="#99999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73cm" svg:height="20.2cm" xlink:href=".." xlink:type="simple" chart:class="chart:line" chart:column-mapping="3 1 0" chart:style-name="ch1">
        <chart:legend chart:legend-position="top" svg:x="2.464cm" svg:y="0.185cm" style:legend-expansion="wide" chart:style-name="ch2"/>
        <chart:plot-area chart:style-name="ch3" table:cell-range-address="Tabelle1.A1:Tabelle1.C60 Tabelle1.F1:Tabelle1.G60" chart:data-source-has-labels="both" svg:x="-0.117cm" svg:y="1.382cm" svg:width="20.496cm" svg:height="17.91cm">
          <chartooo:coordinate-region svg:x="1.483cm" svg:y="1.581cm" svg:width="18.755cm" svg:height="16.581cm"/>
          <chart:axis chart:dimension="x" chart:name="primary-x" chart:style-name="ch4" chartooo:axis-type="text">
            <chart:categories table:cell-range-address="Tabelle1.A2:Tabelle1.A60"/>
            <chart:grid chart:style-name="ch5" chart:class="minor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Tabelle1.G2:Tabelle1.G60" chart:label-cell-address="Tabelle1.G1:Tabelle1.G1" chart:class="chart:line">
            <chart:data-point chart:repeated="59"/>
          </chart:series>
          <chart:series chart:style-name="ch10" chart:values-cell-range-address="Tabelle1.F2:Tabelle1.F60" chart:label-cell-address="Tabelle1.F1:Tabelle1.F1" chart:class="chart:line">
            <chart:data-point chart:repeated="59"/>
          </chart:series>
          <chart:series chart:style-name="ch11" chart:values-cell-range-address="Tabelle1.C2:Tabelle1.C60" chart:label-cell-address="Tabelle1.C1:Tabelle1.C1" chart:class="chart:line">
            <chart:data-point chart:repeated="59"/>
          </chart:series>
          <chart:series chart:style-name="ch12" chart:values-cell-range-address="Tabelle1.B2:Tabelle1.B60" chart:label-cell-address="Tabelle1.B1:Tabelle1.B1" chart:class="chart:line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progress</text:p>
                <draw:g>
                  <svg:desc>Tabelle1.G1:Tabelle1.G1</svg:desc>
                </draw:g>
              </table:table-cell>
              <table:table-cell office:value-type="string">
                <text:p>Ideal progress</text:p>
                <draw:g>
                  <svg:desc>Tabelle1.F1:Tabelle1.F1</svg:desc>
                </draw:g>
              </table:table-cell>
              <table:table-cell office:value-type="string">
                <text:p>Non-ideal pr.</text:p>
                <draw:g>
                  <svg:desc>Tabelle1.C1:Tabelle1.C1</svg:desc>
                </draw:g>
              </table:table-cell>
              <table:table-cell office:value-type="string">
                <text:p>Time progress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42200.3333333333">
                <text:p>42200</text:p>
                <draw:g>
                  <svg:desc>Tabelle1.A2:Tabelle1.A60</svg:desc>
                </draw:g>
              </table:table-cell>
              <table:table-cell office:value-type="float" office:value="0">
                <text:p>0</text:p>
                <draw:g>
                  <svg:desc>Tabelle1.G2:Tabelle1.G60</svg:desc>
                </draw:g>
              </table:table-cell>
              <table:table-cell office:value-type="float" office:value="0">
                <text:p>0</text:p>
                <draw:g>
                  <svg:desc>Tabelle1.F2:Tabelle1.F60</svg:desc>
                </draw:g>
              </table:table-cell>
              <table:table-cell office:value-type="float" office:value="0">
                <text:p>0</text:p>
                <draw:g>
                  <svg:desc>Tabelle1.C2:Tabelle1.C60</svg:desc>
                </draw:g>
              </table:table-cell>
              <table:table-cell office:value-type="float" office:value="0">
                <text:p>0</text:p>
                <draw:g>
                  <svg:desc>Tabelle1.B2:Tabelle1.B60</svg:desc>
                </draw:g>
              </table:table-cell>
            </table:table-row>
            <table:table-row>
              <table:table-cell office:value-type="float" office:value="42200.375">
                <text:p>42200</text:p>
              </table:table-cell>
              <table:table-cell office:value-type="float" office:value="0.024">
                <text:p>0.024</text:p>
              </table:table-cell>
              <table:table-cell office:value-type="float" office:value="0.0416666666639382">
                <text:p>0.0416666666639382</text:p>
              </table:table-cell>
              <table:table-cell office:value-type="float" office:value="0.024">
                <text:p>0.024</text:p>
              </table:table-cell>
              <table:table-cell office:value-type="float" office:value="0.0172413793093586">
                <text:p>0.0172413793093586</text:p>
              </table:table-cell>
            </table:table-row>
            <table:table-row>
              <table:table-cell office:value-type="float" office:value="42200.4166666667">
                <text:p>42200</text:p>
              </table:table-cell>
              <table:table-cell office:value-type="float" office:value="0.08">
                <text:p>0.08</text:p>
              </table:table-cell>
              <table:table-cell office:value-type="float" office:value="0.0833333333278764">
                <text:p>0.0833333333278764</text:p>
              </table:table-cell>
              <table:table-cell office:value-type="float" office:value="0.038">
                <text:p>0.038</text:p>
              </table:table-cell>
              <table:table-cell office:value-type="float" office:value="0.0344827586187171">
                <text:p>0.0344827586187171</text:p>
              </table:table-cell>
            </table:table-row>
            <table:table-row>
              <table:table-cell office:value-type="float" office:value="42200.4583333333">
                <text:p>42200</text:p>
              </table:table-cell>
              <table:table-cell office:value-type="float" office:value="0.08">
                <text:p>0.08</text:p>
              </table:table-cell>
              <table:table-cell office:value-type="float" office:value="0.124999999999091">
                <text:p>0.124999999999091</text:p>
              </table:table-cell>
              <table:table-cell office:value-type="float" office:value="0.05">
                <text:p>0.05</text:p>
              </table:table-cell>
              <table:table-cell office:value-type="float" office:value="0.0517241379310864">
                <text:p>0.0517241379310864</text:p>
              </table:table-cell>
            </table:table-row>
            <table:table-row>
              <table:table-cell office:value-type="float" office:value="42200.5">
                <text:p>42200</text:p>
              </table:table-cell>
              <table:table-cell office:value-type="float" office:value="0.09">
                <text:p>0.09</text:p>
              </table:table-cell>
              <table:table-cell office:value-type="float" office:value="0.166666666663029">
                <text:p>0.166666666663029</text:p>
              </table:table-cell>
              <table:table-cell office:value-type="float" office:value="0.07">
                <text:p>0.07</text:p>
              </table:table-cell>
              <table:table-cell office:value-type="float" office:value="0.0689655172404449">
                <text:p>0.0689655172404449</text:p>
              </table:table-cell>
            </table:table-row>
            <table:table-row>
              <table:table-cell office:value-type="float" office:value="42200.5416666667">
                <text:p>42200</text:p>
              </table:table-cell>
              <table:table-cell office:value-type="float" office:value="0.095">
                <text:p>0.095</text:p>
              </table:table-cell>
              <table:table-cell office:value-type="float" office:value="0.166666666663029">
                <text:p>0.166666666663029</text:p>
              </table:table-cell>
              <table:table-cell office:value-type="float" office:value="0.085">
                <text:p>0.085</text:p>
              </table:table-cell>
              <table:table-cell office:value-type="float" office:value="0.0862068965498035">
                <text:p>0.0862068965498035</text:p>
              </table:table-cell>
            </table:table-row>
            <table:table-row>
              <table:table-cell office:value-type="float" office:value="42200.5833333333">
                <text:p>42200</text:p>
              </table:table-cell>
              <table:table-cell office:value-type="float" office:value="0.095">
                <text:p>0.095</text:p>
              </table:table-cell>
              <table:table-cell office:value-type="float" office:value="0.208333333334243">
                <text:p>0.208333333334243</text:p>
              </table:table-cell>
              <table:table-cell office:value-type="float" office:value="0.085">
                <text:p>0.085</text:p>
              </table:table-cell>
              <table:table-cell office:value-type="float" office:value="0.103448275862173">
                <text:p>0.103448275862173</text:p>
              </table:table-cell>
            </table:table-row>
            <table:table-row>
              <table:table-cell office:value-type="float" office:value="42200.625">
                <text:p>42200</text:p>
              </table:table-cell>
              <table:table-cell office:value-type="float" office:value="0.12">
                <text:p>0.12</text:p>
              </table:table-cell>
              <table:table-cell office:value-type="float" office:value="0.249999999998181">
                <text:p>0.249999999998181</text:p>
              </table:table-cell>
              <table:table-cell office:value-type="float" office:value="0.11">
                <text:p>0.11</text:p>
              </table:table-cell>
              <table:table-cell office:value-type="float" office:value="0.120689655171531">
                <text:p>0.120689655171531</text:p>
              </table:table-cell>
            </table:table-row>
            <table:table-row>
              <table:table-cell office:value-type="float" office:value="42200.6666666667">
                <text:p>42200</text:p>
              </table:table-cell>
              <table:table-cell office:value-type="float" office:value="0.19">
                <text:p>0.19</text:p>
              </table:table-cell>
              <table:table-cell office:value-type="float" office:value="0.291666666662119">
                <text:p>0.291666666662119</text:p>
              </table:table-cell>
              <table:table-cell office:value-type="float" office:value="0.14">
                <text:p>0.14</text:p>
              </table:table-cell>
              <table:table-cell office:value-type="float" office:value="0.13793103448089">
                <text:p>0.13793103448089</text:p>
              </table:table-cell>
            </table:table-row>
            <table:table-row>
              <table:table-cell office:value-type="float" office:value="42200.7083333333">
                <text:p>42200</text:p>
              </table:table-cell>
              <table:table-cell office:value-type="float" office:value="0.27">
                <text:p>0.2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">
                <text:p>0.21</text:p>
              </table:table-cell>
              <table:table-cell office:value-type="float" office:value="0.155172413793259">
                <text:p>0.155172413793259</text:p>
              </table:table-cell>
            </table:table-row>
            <table:table-row>
              <table:table-cell office:value-type="float" office:value="42200.75">
                <text:p>42200</text:p>
              </table:table-cell>
              <table:table-cell office:value-type="float" office:value="0.295">
                <text:p>0.2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">
                <text:p>0.21</text:p>
              </table:table-cell>
              <table:table-cell office:value-type="float" office:value="0.172413793102618">
                <text:p>0.172413793102618</text:p>
              </table:table-cell>
            </table:table-row>
            <table:table-row>
              <table:table-cell office:value-type="float" office:value="42200.7916666667">
                <text:p>42200</text:p>
              </table:table-cell>
              <table:table-cell office:value-type="float" office:value="0.295">
                <text:p>0.2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">
                <text:p>0.21</text:p>
              </table:table-cell>
              <table:table-cell office:value-type="float" office:value="0.189655172411976">
                <text:p>0.189655172411976</text:p>
              </table:table-cell>
            </table:table-row>
            <table:table-row>
              <table:table-cell office:value-type="float" office:value="42200.8333333333">
                <text:p>42200</text:p>
              </table:table-cell>
              <table:table-cell office:value-type="float" office:value="0.295">
                <text:p>0.2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">
                <text:p>0.21</text:p>
              </table:table-cell>
              <table:table-cell office:value-type="float" office:value="0.206896551724346">
                <text:p>0.206896551724346</text:p>
              </table:table-cell>
            </table:table-row>
            <table:table-row>
              <table:table-cell office:value-type="float" office:value="42200.875">
                <text:p>42200</text:p>
              </table:table-cell>
              <table:table-cell office:value-type="float" office:value="0.295">
                <text:p>0.2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">
                <text:p>0.21</text:p>
              </table:table-cell>
              <table:table-cell office:value-type="float" office:value="0.224137931033704">
                <text:p>0.224137931033704</text:p>
              </table:table-cell>
            </table:table-row>
            <table:table-row>
              <table:table-cell office:value-type="float" office:value="42200.9166666667">
                <text:p>42200</text:p>
              </table:table-cell>
              <table:table-cell office:value-type="float" office:value="0.295">
                <text:p>0.2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41379310343063">
                <text:p>0.241379310343063</text:p>
              </table:table-cell>
            </table:table-row>
            <table:table-row>
              <table:table-cell office:value-type="float" office:value="42200.9583333333">
                <text:p>42200</text:p>
              </table:table-cell>
              <table:table-cell office:value-type="float" office:value="0.295">
                <text:p>0.2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">
                <text:p>0.285</text:p>
              </table:table-cell>
              <table:table-cell office:value-type="float" office:value="0.258620689655432">
                <text:p>0.258620689655432</text:p>
              </table:table-cell>
            </table:table-row>
            <table:table-row>
              <table:table-cell office:value-type="float" office:value="42201">
                <text:p>42200</text:p>
              </table:table-cell>
              <table:table-cell office:value-type="float" office:value="0.295">
                <text:p>0.2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">
                <text:p>0.32</text:p>
              </table:table-cell>
              <table:table-cell office:value-type="float" office:value="0.27586206896479">
                <text:p>0.27586206896479</text:p>
              </table:table-cell>
            </table:table-row>
            <table:table-row>
              <table:table-cell office:value-type="float" office:value="42201.0416666667">
                <text:p>42200</text:p>
              </table:table-cell>
              <table:table-cell office:value-type="float" office:value="0.295">
                <text:p>0.2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">
                <text:p>0.29</text:p>
              </table:table-cell>
              <table:table-cell office:value-type="float" office:value="0.293103448274149">
                <text:p>0.293103448274149</text:p>
              </table:table-cell>
            </table:table-row>
            <table:table-row>
              <table:table-cell office:value-type="float" office:value="42201.0833333333">
                <text:p>42200</text:p>
              </table:table-cell>
              <table:table-cell office:value-type="float" office:value="0.295">
                <text:p>0.2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">
                <text:p>0.28</text:p>
              </table:table-cell>
              <table:table-cell office:value-type="float" office:value="0.310344827586518">
                <text:p>0.310344827586518</text:p>
              </table:table-cell>
            </table:table-row>
            <table:table-row>
              <table:table-cell office:value-type="float" office:value="42201.125">
                <text:p>42200</text:p>
              </table:table-cell>
              <table:table-cell office:value-type="float" office:value="0.295">
                <text:p>0.2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">
                <text:p>0.31</text:p>
              </table:table-cell>
              <table:table-cell office:value-type="float" office:value="0.327586206895877">
                <text:p>0.327586206895877</text:p>
              </table:table-cell>
            </table:table-row>
            <table:table-row>
              <table:table-cell office:value-type="float" office:value="42201.1666666667">
                <text:p>42200</text:p>
              </table:table-cell>
              <table:table-cell office:value-type="float" office:value="0.32">
                <text:p>0.3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">
                <text:p>0.33</text:p>
              </table:table-cell>
              <table:table-cell office:value-type="float" office:value="0.344827586205235">
                <text:p>0.344827586205235</text:p>
              </table:table-cell>
            </table:table-row>
            <table:table-row>
              <table:table-cell office:value-type="float" office:value="42201.2083333333">
                <text:p>42200</text:p>
              </table:table-cell>
              <table:table-cell office:value-type="float" office:value="0.32">
                <text:p>0.3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">
                <text:p>0.33</text:p>
              </table:table-cell>
              <table:table-cell office:value-type="float" office:value="0.362068965517605">
                <text:p>0.362068965517605</text:p>
              </table:table-cell>
            </table:table-row>
            <table:table-row>
              <table:table-cell office:value-type="float" office:value="42201.25">
                <text:p>42200</text:p>
              </table:table-cell>
              <table:table-cell office:value-type="float" office:value="0.32">
                <text:p>0.3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">
                <text:p>0.33</text:p>
              </table:table-cell>
              <table:table-cell office:value-type="float" office:value="0.379310344826963">
                <text:p>0.379310344826963</text:p>
              </table:table-cell>
            </table:table-row>
            <table:table-row>
              <table:table-cell office:value-type="float" office:value="42201.2916666667">
                <text:p>42200</text:p>
              </table:table-cell>
              <table:table-cell office:value-type="float" office:value="0.32">
                <text:p>0.3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">
                <text:p>0.33</text:p>
              </table:table-cell>
              <table:table-cell office:value-type="float" office:value="0.396551724136322">
                <text:p>0.396551724136322</text:p>
              </table:table-cell>
            </table:table-row>
            <table:table-row>
              <table:table-cell office:value-type="float" office:value="42201.3333333333">
                <text:p>42200</text:p>
              </table:table-cell>
              <table:table-cell office:value-type="float" office:value="0.32">
                <text:p>0.3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">
                <text:p>0.33</text:p>
              </table:table-cell>
              <table:table-cell office:value-type="float" office:value="0.413793103448691">
                <text:p>0.413793103448691</text:p>
              </table:table-cell>
            </table:table-row>
            <table:table-row>
              <table:table-cell office:value-type="float" office:value="42201.375">
                <text:p>42200</text:p>
              </table:table-cell>
              <table:table-cell office:value-type="float" office:value="0.385">
                <text:p>0.385</text:p>
              </table:table-cell>
              <table:table-cell office:value-type="float" office:value="0.374999999997272">
                <text:p>0.374999999997272</text:p>
              </table:table-cell>
              <table:table-cell office:value-type="float" office:value="0.3">
                <text:p>0.3</text:p>
              </table:table-cell>
              <table:table-cell office:value-type="float" office:value="0.43103448275805">
                <text:p>0.43103448275805</text:p>
              </table:table-cell>
            </table:table-row>
            <table:table-row>
              <table:table-cell office:value-type="float" office:value="42201.4166666667">
                <text:p>42200</text:p>
              </table:table-cell>
              <table:table-cell office:value-type="float" office:value="0.4">
                <text:p>0.4</text:p>
              </table:table-cell>
              <table:table-cell office:value-type="float" office:value="0.41666666666121">
                <text:p>0.41666666666121</text:p>
              </table:table-cell>
              <table:table-cell office:value-type="float" office:value="0.35">
                <text:p>0.35</text:p>
              </table:table-cell>
              <table:table-cell office:value-type="float" office:value="0.448275862067408">
                <text:p>0.448275862067408</text:p>
              </table:table-cell>
            </table:table-row>
            <table:table-row>
              <table:table-cell office:value-type="float" office:value="42201.4583333333">
                <text:p>42200</text:p>
              </table:table-cell>
              <table:table-cell office:value-type="float" office:value="0.5">
                <text:p>0.5</text:p>
              </table:table-cell>
              <table:table-cell office:value-type="float" office:value="0.458333333332424">
                <text:p>0.458333333332424</text:p>
              </table:table-cell>
              <table:table-cell office:value-type="float" office:value="0.36">
                <text:p>0.36</text:p>
              </table:table-cell>
              <table:table-cell office:value-type="float" office:value="0.465517241379778">
                <text:p>0.465517241379778</text:p>
              </table:table-cell>
            </table:table-row>
            <table:table-row>
              <table:table-cell office:value-type="float" office:value="42201.5">
                <text:p>42200</text:p>
              </table:table-cell>
              <table:table-cell office:value-type="float" office:value="0.5">
                <text:p>0.5</text:p>
              </table:table-cell>
              <table:table-cell office:value-type="float" office:value="0.499999999996362">
                <text:p>0.499999999996362</text:p>
              </table:table-cell>
              <table:table-cell office:value-type="float" office:value="0.36">
                <text:p>0.36</text:p>
              </table:table-cell>
              <table:table-cell office:value-type="float" office:value="0.482758620689136">
                <text:p>0.482758620689136</text:p>
              </table:table-cell>
            </table:table-row>
            <table:table-row>
              <table:table-cell office:value-type="float" office:value="42201.5416666667">
                <text:p>42200</text:p>
              </table:table-cell>
              <table:table-cell office:value-type="float" office:value="0.5">
                <text:p>0.5</text:p>
              </table:table-cell>
              <table:table-cell office:value-type="float" office:value="0.499999999996362">
                <text:p>0.499999999996362</text:p>
              </table:table-cell>
              <table:table-cell office:value-type="float" office:value="0.42">
                <text:p>0.42</text:p>
              </table:table-cell>
              <table:table-cell office:value-type="float" office:value="0.499999999998495">
                <text:p>0.499999999998495</text:p>
              </table:table-cell>
            </table:table-row>
            <table:table-row>
              <table:table-cell office:value-type="float" office:value="42201.5833333333">
                <text:p>42200</text:p>
              </table:table-cell>
              <table:table-cell office:value-type="float" office:value="0.5">
                <text:p>0.5</text:p>
              </table:table-cell>
              <table:table-cell office:value-type="float" office:value="0.541666666667576">
                <text:p>0.541666666667576</text:p>
              </table:table-cell>
              <table:table-cell office:value-type="float" office:value="0.42">
                <text:p>0.42</text:p>
              </table:table-cell>
              <table:table-cell office:value-type="float" office:value="0.517241379310864">
                <text:p>0.517241379310864</text:p>
              </table:table-cell>
            </table:table-row>
            <table:table-row>
              <table:table-cell office:value-type="float" office:value="42201.625">
                <text:p>42200</text:p>
              </table:table-cell>
              <table:table-cell office:value-type="float" office:value="0.54">
                <text:p>0.54</text:p>
              </table:table-cell>
              <table:table-cell office:value-type="float" office:value="0.583333333331514">
                <text:p>0.583333333331514</text:p>
              </table:table-cell>
              <table:table-cell office:value-type="float" office:value="0.49">
                <text:p>0.49</text:p>
              </table:table-cell>
              <table:table-cell office:value-type="float" office:value="0.534482758620222">
                <text:p>0.534482758620222</text:p>
              </table:table-cell>
            </table:table-row>
            <table:table-row>
              <table:table-cell office:value-type="float" office:value="42201.6666666667">
                <text:p>42200</text:p>
              </table:table-cell>
              <table:table-cell office:value-type="float" office:value="0.615">
                <text:p>0.615</text:p>
              </table:table-cell>
              <table:table-cell office:value-type="float" office:value="0.624999999995453">
                <text:p>0.624999999995453</text:p>
              </table:table-cell>
              <table:table-cell office:value-type="float" office:value="0.54">
                <text:p>0.54</text:p>
              </table:table-cell>
              <table:table-cell office:value-type="float" office:value="0.551724137929581">
                <text:p>0.551724137929581</text:p>
              </table:table-cell>
            </table:table-row>
            <table:table-row>
              <table:table-cell office:value-type="float" office:value="42201.7083333333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">
                <text:p>0.58</text:p>
              </table:table-cell>
              <table:table-cell office:value-type="float" office:value="0.56896551724195">
                <text:p>0.56896551724195</text:p>
              </table:table-cell>
            </table:table-row>
            <table:table-row>
              <table:table-cell office:value-type="float" office:value="42201.75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">
                <text:p>0.58</text:p>
              </table:table-cell>
              <table:table-cell office:value-type="float" office:value="0.586206896551309">
                <text:p>0.586206896551309</text:p>
              </table:table-cell>
            </table:table-row>
            <table:table-row>
              <table:table-cell office:value-type="float" office:value="42201.7916666667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">
                <text:p>0.59</text:p>
              </table:table-cell>
              <table:table-cell office:value-type="float" office:value="0.603448275860667">
                <text:p>0.603448275860667</text:p>
              </table:table-cell>
            </table:table-row>
            <table:table-row>
              <table:table-cell office:value-type="float" office:value="42201.8333333333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4">
                <text:p>0.64</text:p>
              </table:table-cell>
              <table:table-cell office:value-type="float" office:value="0.620689655173037">
                <text:p>0.620689655173037</text:p>
              </table:table-cell>
            </table:table-row>
            <table:table-row>
              <table:table-cell office:value-type="float" office:value="42201.875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">
                <text:p>0.68</text:p>
              </table:table-cell>
              <table:table-cell office:value-type="float" office:value="0.637931034482395">
                <text:p>0.637931034482395</text:p>
              </table:table-cell>
            </table:table-row>
            <table:table-row>
              <table:table-cell office:value-type="float" office:value="42201.9166666667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">
                <text:p>0.68</text:p>
              </table:table-cell>
              <table:table-cell office:value-type="float" office:value="0.655172413791754">
                <text:p>0.655172413791754</text:p>
              </table:table-cell>
            </table:table-row>
            <table:table-row>
              <table:table-cell office:value-type="float" office:value="42201.9583333333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">
                <text:p>0.68</text:p>
              </table:table-cell>
              <table:table-cell office:value-type="float" office:value="0.672413793104123">
                <text:p>0.672413793104123</text:p>
              </table:table-cell>
            </table:table-row>
            <table:table-row>
              <table:table-cell office:value-type="float" office:value="42202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">
                <text:p>0.7</text:p>
              </table:table-cell>
              <table:table-cell office:value-type="float" office:value="0.689655172413482">
                <text:p>0.689655172413482</text:p>
              </table:table-cell>
            </table:table-row>
            <table:table-row>
              <table:table-cell office:value-type="float" office:value="42202.0416666667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5">
                <text:p>0.65</text:p>
              </table:table-cell>
              <table:table-cell office:value-type="float" office:value="0.70689655172284">
                <text:p>0.70689655172284</text:p>
              </table:table-cell>
            </table:table-row>
            <table:table-row>
              <table:table-cell office:value-type="float" office:value="42202.0833333333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3">
                <text:p>0.43</text:p>
              </table:table-cell>
              <table:table-cell office:value-type="float" office:value="0.724137931035209">
                <text:p>0.724137931035209</text:p>
              </table:table-cell>
            </table:table-row>
            <table:table-row>
              <table:table-cell office:value-type="float" office:value="42202.125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7">
                <text:p>0.47</text:p>
              </table:table-cell>
              <table:table-cell office:value-type="float" office:value="0.741379310344568">
                <text:p>0.741379310344568</text:p>
              </table:table-cell>
            </table:table-row>
            <table:table-row>
              <table:table-cell office:value-type="float" office:value="42202.1666666667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25">
                <text:p>0.525</text:p>
              </table:table-cell>
              <table:table-cell office:value-type="float" office:value="0.758620689653927">
                <text:p>0.758620689653927</text:p>
              </table:table-cell>
            </table:table-row>
            <table:table-row>
              <table:table-cell office:value-type="float" office:value="42202.2083333333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25">
                <text:p>0.525</text:p>
              </table:table-cell>
              <table:table-cell office:value-type="float" office:value="0.775862068966296">
                <text:p>0.775862068966296</text:p>
              </table:table-cell>
            </table:table-row>
            <table:table-row>
              <table:table-cell office:value-type="float" office:value="42202.25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25">
                <text:p>0.525</text:p>
              </table:table-cell>
              <table:table-cell office:value-type="float" office:value="0.793103448275654">
                <text:p>0.793103448275654</text:p>
              </table:table-cell>
            </table:table-row>
            <table:table-row>
              <table:table-cell office:value-type="float" office:value="42202.2916666667">
                <text:p>42200</text:p>
              </table:table-cell>
              <table:table-cell office:value-type="float" office:value="0.63">
                <text:p>0.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">
                <text:p>0.6</text:p>
              </table:table-cell>
              <table:table-cell office:value-type="float" office:value="0.810344827585013">
                <text:p>0.810344827585013</text:p>
              </table:table-cell>
            </table:table-row>
            <table:table-row>
              <table:table-cell office:value-type="float" office:value="42202.3333333333">
                <text:p>42200</text:p>
              </table:table-cell>
              <table:table-cell office:value-type="float" office:value="0.72">
                <text:p>0.7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5">
                <text:p>0.585</text:p>
              </table:table-cell>
              <table:table-cell office:value-type="float" office:value="0.827586206897382">
                <text:p>0.827586206897382</text:p>
              </table:table-cell>
            </table:table-row>
            <table:table-row>
              <table:table-cell office:value-type="float" office:value="42202.375">
                <text:p>42200</text:p>
              </table:table-cell>
              <table:table-cell office:value-type="float" office:value="0.72">
                <text:p>0.72</text:p>
              </table:table-cell>
              <table:table-cell office:value-type="float" office:value="0.708333333330605">
                <text:p>0.708333333330605</text:p>
              </table:table-cell>
              <table:table-cell office:value-type="float" office:value="0.62">
                <text:p>0.62</text:p>
              </table:table-cell>
              <table:table-cell office:value-type="float" office:value="0.844827586206741">
                <text:p>0.844827586206741</text:p>
              </table:table-cell>
            </table:table-row>
            <table:table-row>
              <table:table-cell office:value-type="float" office:value="42202.4166666667">
                <text:p>42200</text:p>
              </table:table-cell>
              <table:table-cell office:value-type="float" office:value="0.72">
                <text:p>0.72</text:p>
              </table:table-cell>
              <table:table-cell office:value-type="float" office:value="0.749999999994543">
                <text:p>0.749999999994543</text:p>
              </table:table-cell>
              <table:table-cell office:value-type="float" office:value="0.62">
                <text:p>0.62</text:p>
              </table:table-cell>
              <table:table-cell office:value-type="float" office:value="0.862068965516099">
                <text:p>0.862068965516099</text:p>
              </table:table-cell>
            </table:table-row>
            <table:table-row>
              <table:table-cell office:value-type="float" office:value="42202.4583333333">
                <text:p>42200</text:p>
              </table:table-cell>
              <table:table-cell office:value-type="float" office:value="0.72">
                <text:p>0.72</text:p>
              </table:table-cell>
              <table:table-cell office:value-type="float" office:value="0.791666666665757">
                <text:p>0.791666666665757</text:p>
              </table:table-cell>
              <table:table-cell office:value-type="float" office:value="0.58">
                <text:p>0.58</text:p>
              </table:table-cell>
              <table:table-cell office:value-type="float" office:value="0.879310344828469">
                <text:p>0.879310344828469</text:p>
              </table:table-cell>
            </table:table-row>
            <table:table-row>
              <table:table-cell office:value-type="float" office:value="42202.5">
                <text:p>42200</text:p>
              </table:table-cell>
              <table:table-cell office:value-type="float" office:value="0.78">
                <text:p>0.78</text:p>
              </table:table-cell>
              <table:table-cell office:value-type="float" office:value="0.833333333329695">
                <text:p>0.833333333329695</text:p>
              </table:table-cell>
              <table:table-cell office:value-type="float" office:value="0.62">
                <text:p>0.62</text:p>
              </table:table-cell>
              <table:table-cell office:value-type="float" office:value="0.896551724137827">
                <text:p>0.896551724137827</text:p>
              </table:table-cell>
            </table:table-row>
            <table:table-row>
              <table:table-cell office:value-type="float" office:value="42202.5416666667">
                <text:p>42200</text:p>
              </table:table-cell>
              <table:table-cell office:value-type="float" office:value="0.78">
                <text:p>0.78</text:p>
              </table:table-cell>
              <table:table-cell office:value-type="float" office:value="0.833333333329695">
                <text:p>0.833333333329695</text:p>
              </table:table-cell>
              <table:table-cell office:value-type="float" office:value="0.645">
                <text:p>0.645</text:p>
              </table:table-cell>
              <table:table-cell office:value-type="float" office:value="0.913793103447186">
                <text:p>0.913793103447186</text:p>
              </table:table-cell>
            </table:table-row>
            <table:table-row>
              <table:table-cell office:value-type="float" office:value="42202.5833333333">
                <text:p>42200</text:p>
              </table:table-cell>
              <table:table-cell office:value-type="float" office:value="0.86">
                <text:p>0.86</text:p>
              </table:table-cell>
              <table:table-cell office:value-type="float" office:value="0.87500000000091">
                <text:p>0.87500000000091</text:p>
              </table:table-cell>
              <table:table-cell office:value-type="float" office:value="0.7">
                <text:p>0.7</text:p>
              </table:table-cell>
              <table:table-cell office:value-type="float" office:value="0.931034482759555">
                <text:p>0.931034482759555</text:p>
              </table:table-cell>
            </table:table-row>
            <table:table-row>
              <table:table-cell office:value-type="float" office:value="42202.625">
                <text:p>42200</text:p>
              </table:table-cell>
              <table:table-cell office:value-type="float" office:value="0.92">
                <text:p>0.92</text:p>
              </table:table-cell>
              <table:table-cell office:value-type="float" office:value="0.916666666664848">
                <text:p>0.916666666664848</text:p>
              </table:table-cell>
              <table:table-cell office:value-type="float" office:value="0.74">
                <text:p>0.74</text:p>
              </table:table-cell>
              <table:table-cell office:value-type="float" office:value="0.948275862068913">
                <text:p>0.948275862068913</text:p>
              </table:table-cell>
            </table:table-row>
            <table:table-row>
              <table:table-cell office:value-type="float" office:value="42202.6666666667">
                <text:p>42200</text:p>
              </table:table-cell>
              <table:table-cell office:value-type="float" office:value="0.94">
                <text:p>0.94</text:p>
              </table:table-cell>
              <table:table-cell office:value-type="float" office:value="0.958333333328786">
                <text:p>0.958333333328786</text:p>
              </table:table-cell>
              <table:table-cell office:value-type="float" office:value="0.83">
                <text:p>0.83</text:p>
              </table:table-cell>
              <table:table-cell office:value-type="float" office:value="0.965517241378272">
                <text:p>0.965517241378272</text:p>
              </table:table-cell>
            </table:table-row>
            <table:table-row>
              <table:table-cell office:value-type="float" office:value="42202.7083333333">
                <text:p>42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982758620690641">
                <text:p>0.982758620690641</text:p>
              </table:table-cell>
            </table:table-row>
            <table:table-row>
              <table:table-cell office:value-type="float" office:value="42202.75">
                <text:p>42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